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IRANSans" svg:font-family="IRANSans, Arial"/>
    <style:font-face style:name="sans-serif" svg:font-family="sans-serif"/>
    <style:font-face style:name="shabnam" svg:font-family="shabnam"/>
    <style:font-face style:name="FreeSans1" svg:font-family="FreeSans" style:font-family-generic="swiss"/>
    <style:font-face style:name="B Nazanin" svg:font-family="'B Nazanin'" style:font-pitch="variable"/>
    <style:font-face style:name="B Yekan" svg:font-family="'B Yekan'" style:font-pitch="variable"/>
    <style:font-face style:name="Liberation Serif" svg:font-family="'Liberation Serif'" style:font-family-generic="roman" style:font-pitch="variable"/>
    <style:font-face style:name="A Iranian Sans" svg:font-family="'A Iranian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fo:font-size="18pt" fo:letter-spacing="normal" officeooo:paragraph-rsid="0008ecc4" style:font-name-complex="shabnam" style:font-size-complex="8.25pt" style:font-style-complex="normal" style:font-weight-complex="normal"/>
    </style:style>
    <style:style style:name="P2"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fo:font-size="18pt" fo:letter-spacing="normal" officeooo:rsid="00102459" officeooo:paragraph-rsid="00102459" style:font-name-complex="shabnam" style:font-size-complex="8.25pt" style:font-style-complex="normal" style:font-weight-complex="normal"/>
    </style:style>
    <style:style style:name="P3" style:family="paragraph" style:parent-style-name="Heading_20_3">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B Yekan" fo:font-size="10pt" fo:letter-spacing="normal" fo:font-style="normal" fo:font-weight="normal" officeooo:rsid="000cae1f" style:font-size-asian="10pt" style:font-name-complex="B Yekan" style:font-size-complex="8pt" style:font-style-complex="normal" style:font-weight-complex="normal"/>
    </style:style>
    <style:style style:name="P4" style:family="paragraph" style:parent-style-name="Heading_20_3">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B Yekan" fo:font-size="10pt" fo:letter-spacing="normal" fo:font-style="normal" fo:font-weight="normal" style:font-size-asian="10pt" style:font-name-complex="B Yekan" style:font-size-complex="8pt" style:font-style-complex="normal" style:font-weight-complex="normal"/>
    </style:style>
    <style:style style:name="P5" style:family="paragraph" style:parent-style-name="Heading_20_3">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normal" style:font-size-asian="10pt" style:font-name-complex="B Yekan" style:font-size-complex="8pt" style:font-style-complex="normal" style:font-weight-complex="normal"/>
    </style:style>
    <style:style style:name="P6" style:family="paragraph" style:parent-style-name="Heading_20_3">
      <style:paragraph-properties fo:text-align="end" style:justify-single-word="false" style:writing-mode="rl-tb"/>
      <style:text-properties fo:font-variant="normal" fo:text-transform="none" fo:color="#000000" loext:opacity="100%" style:font-name="B Yekan" fo:font-size="10pt" fo:letter-spacing="normal" fo:font-weight="bold" officeooo:paragraph-rsid="001fbd31" style:font-size-asian="10pt" style:font-weight-asian="bold" style:font-name-complex="B Yekan" style:font-size-complex="8pt" style:font-weight-complex="bold"/>
    </style:style>
    <style:style style:name="P7" style:family="paragraph" style:parent-style-name="Heading_20_3">
      <style:paragraph-properties fo:text-align="end" style:justify-single-word="false" style:writing-mode="rl-tb"/>
      <style:text-properties fo:font-variant="normal" fo:text-transform="none" fo:color="#000000" loext:opacity="100%" style:font-name="B Yekan" fo:font-size="10pt" fo:letter-spacing="normal" officeooo:paragraph-rsid="001fbd31" style:font-size-asian="10pt" style:font-name-complex="B Yekan" style:font-size-complex="8pt"/>
    </style:style>
    <style:style style:name="P8" style:family="paragraph" style:parent-style-name="Heading_20_4">
      <style:paragraph-properties fo:text-align="end" style:justify-single-word="false" style:writing-mode="rl-tb"/>
      <style:text-properties fo:font-variant="normal" fo:text-transform="none" fo:color="#000000" loext:opacity="100%" style:font-name="B Yekan" fo:font-size="10pt" fo:letter-spacing="normal" officeooo:paragraph-rsid="001fbd31" style:font-size-asian="10pt" style:font-name-complex="B Yekan" style:font-size-complex="8pt"/>
    </style:style>
    <style:style style:name="P9" style:family="paragraph" style:parent-style-name="Heading_20_4">
      <style:paragraph-properties fo:text-align="end" style:justify-single-word="false" style:writing-mode="rl-tb"/>
      <style:text-properties fo:color="#000000" loext:opacity="100%" style:font-name="B Yekan" fo:font-size="10pt" officeooo:paragraph-rsid="001fbd31" style:font-size-asian="10pt" style:font-name-complex="B Yekan" style:font-size-complex="8pt"/>
    </style:style>
    <style:style style:name="P10" style:family="paragraph" style:parent-style-name="Heading_20_4">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0ade00" officeooo:paragraph-rsid="001fbd31" style:font-size-asian="10pt" style:font-weight-asian="bold" style:font-name-complex="B Yekan" style:font-size-complex="8pt" style:font-style-complex="normal" style:font-weight-complex="bold"/>
    </style:style>
    <style:style style:name="P11"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A Iranian Sans" fo:font-size="10pt" fo:letter-spacing="normal" fo:font-weight="normal" officeooo:rsid="001fbd31" officeooo:paragraph-rsid="001fbd31" style:font-size-asian="10pt" style:font-weight-asian="normal" style:font-name-complex="B Yekan" style:font-size-complex="18pt" style:font-weight-complex="normal"/>
    </style:style>
    <style:style style:name="P12"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A Iranian Sans" fo:font-size="10pt" fo:letter-spacing="normal" fo:font-weight="normal" officeooo:rsid="001fbd31" officeooo:paragraph-rsid="001fbd31" style:font-size-asian="10pt" style:font-weight-asian="normal" style:font-name-complex="B Yekan" style:font-size-complex="22pt" style:font-weight-complex="normal"/>
    </style:style>
    <style:style style:name="P13" style:family="paragraph" style:parent-style-name="Standard">
      <style:paragraph-properties fo:margin-left="0in" fo:margin-right="0in" fo:text-align="center" style:justify-single-word="false" fo:orphans="2" fo:widows="2" fo:text-indent="0in" style:auto-text-indent="false" style:writing-mode="rl-tb"/>
      <style:text-properties fo:font-variant="normal" fo:text-transform="none" fo:color="#3c4043" loext:opacity="100%" style:font-name="B Yekan" fo:font-size="10pt" fo:letter-spacing="normal" fo:font-weight="bold" officeooo:rsid="001fbd31" officeooo:paragraph-rsid="001fbd31" style:font-size-asian="10pt" style:font-weight-asian="bold" style:font-name-complex="B Yekan" style:font-size-complex="8pt" style:font-weight-complex="bold"/>
    </style:style>
    <style:style style:name="P1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weight="bold" style:font-size-asian="10pt" style:font-weight-asian="bold" style:font-name-complex="B Yekan" style:font-size-complex="12pt" style:font-weight-complex="bold"/>
    </style:style>
    <style:style style:name="P15"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weight="bold" officeooo:rsid="000a82f0" style:font-size-asian="10pt" style:font-weight-asian="bold" style:font-name-complex="B Yekan" style:font-size-complex="12pt" style:font-style-complex="normal" style:font-weight-complex="bold"/>
    </style:style>
    <style:style style:name="P16"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weight="bold" style:font-size-asian="10pt" style:font-weight-asian="bold" style:font-name-complex="B Yekan" style:font-size-complex="12pt" style:font-style-complex="normal" style:font-weight-complex="bold"/>
    </style:style>
    <style:style style:name="P17"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weight="bold" officeooo:paragraph-rsid="000cae1f" style:font-size-asian="10pt" style:font-weight-asian="bold" style:font-name-complex="B Yekan" style:font-size-complex="12pt" style:font-style-complex="normal" style:font-weight-complex="bold"/>
    </style:style>
    <style:style style:name="P18"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weight="bold" officeooo:paragraph-rsid="001fbd31" style:font-size-asian="10pt" style:font-weight-asian="bold" style:font-name-complex="B Yekan" style:font-size-complex="12pt" style:font-style-complex="normal" style:font-weight-complex="bold"/>
    </style:style>
    <style:style style:name="P19"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normal" style:font-size-asian="10pt" style:font-name-complex="B Yekan" style:font-size-complex="8pt" style:font-style-complex="normal" style:font-weight-complex="normal"/>
    </style:style>
    <style:style style:name="P20"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normal" style:font-size-asian="10pt" style:font-name-complex="B Yekan" style:font-size-complex="10pt" style:font-style-complex="normal" style:font-weight-complex="normal"/>
    </style:style>
    <style:style style:name="P21"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normal" officeooo:rsid="00102459" officeooo:paragraph-rsid="00102459" style:font-size-asian="10pt" style:font-name-complex="B Yekan" style:font-size-complex="10pt" style:font-style-complex="normal" style:font-weight-complex="normal"/>
    </style:style>
    <style:style style:name="P22"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normal" officeooo:rsid="000ade00" officeooo:paragraph-rsid="0008ecc4" style:font-size-asian="10pt" style:font-name-complex="B Yekan" style:font-size-complex="10pt" style:font-style-complex="normal" style:font-weight-complex="normal"/>
    </style:style>
    <style:style style:name="P23"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style:font-size-asian="10pt" style:font-weight-asian="bold" style:font-name-complex="B Yekan" style:font-size-complex="12pt" style:font-style-complex="normal" style:font-weight-complex="bold"/>
    </style:style>
    <style:style style:name="P2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paragraph-rsid="0008ecc4" style:font-size-asian="10pt" style:font-weight-asian="bold" style:font-name-complex="B Yekan" style:font-size-complex="12pt" style:font-style-complex="normal" style:font-weight-complex="bold"/>
    </style:style>
    <style:style style:name="P25"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paragraph-rsid="001fbd31" style:font-size-asian="10pt" style:font-weight-asian="bold" style:font-name-complex="B Yekan" style:font-size-complex="12pt" style:font-style-complex="normal" style:font-weight-complex="bold"/>
    </style:style>
    <style:style style:name="P26"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132857" officeooo:paragraph-rsid="00132857" style:font-size-asian="10pt" style:font-weight-asian="bold" style:font-name-complex="B Yekan" style:font-size-complex="12pt" style:font-style-complex="normal" style:font-weight-complex="bold"/>
    </style:style>
    <style:style style:name="P27"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0ade00" officeooo:paragraph-rsid="0008ecc4" style:font-size-asian="10pt" style:font-weight-asian="bold" style:font-name-complex="B Yekan" style:font-size-complex="12pt" style:font-style-complex="normal" style:font-weight-complex="bold"/>
    </style:style>
    <style:style style:name="P28"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0ade00" officeooo:paragraph-rsid="00151d1b" style:font-size-asian="10pt" style:font-weight-asian="bold" style:font-name-complex="B Yekan" style:font-size-complex="12pt" style:font-style-complex="normal" style:font-weight-complex="bold"/>
    </style:style>
    <style:style style:name="P29"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1697c9" officeooo:paragraph-rsid="001697c9" style:font-size-asian="10pt" style:font-weight-asian="bold" style:font-name-complex="B Yekan" style:font-size-complex="12pt" style:font-style-complex="normal" style:font-weight-complex="bold"/>
    </style:style>
    <style:style style:name="P30"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fo:font-style="normal" fo:font-weight="bold" officeooo:rsid="00151d1b" officeooo:paragraph-rsid="00151d1b" style:font-size-asian="10pt" style:font-weight-asian="bold" style:font-name-complex="B Yekan" style:font-size-complex="12pt" style:font-style-complex="normal" style:font-weight-complex="bold"/>
    </style:style>
    <style:style style:name="P31"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10pt" fo:letter-spacing="normal" style:font-size-asian="10pt" style:font-name-complex="B Yekan" style:font-size-complex="10pt" style:font-style-complex="normal" style:font-weight-complex="normal"/>
    </style:style>
    <style:style style:name="P32"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8pt" fo:letter-spacing="normal" fo:font-weight="normal" officeooo:rsid="00132857" officeooo:paragraph-rsid="00132857" style:font-size-asian="10pt" style:font-weight-asian="normal" style:font-name-complex="B Yekan" style:font-size-complex="12pt" style:font-style-complex="normal" style:font-weight-complex="normal"/>
    </style:style>
    <style:style style:name="P33"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font-size="8pt" fo:letter-spacing="normal" fo:font-style="normal" fo:font-weight="normal" style:font-size-asian="10pt" style:font-weight-asian="normal" style:font-name-complex="B Yekan" style:font-size-complex="8pt" style:font-style-complex="normal" style:font-weight-complex="normal"/>
    </style:style>
    <style:style style:name="P3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letter-spacing="normal" officeooo:paragraph-rsid="001697c9" style:font-name-complex="B Yekan"/>
    </style:style>
    <style:style style:name="P35"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letter-spacing="normal" officeooo:paragraph-rsid="001b7349" style:font-name-complex="B Yekan"/>
    </style:style>
    <style:style style:name="P36"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style:font-name="B Yekan" fo:letter-spacing="normal" officeooo:paragraph-rsid="001d66c4" style:font-name-complex="B Yekan"/>
    </style:style>
    <style:style style:name="P37"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3c4043" loext:opacity="100%" fo:font-size="18pt" fo:letter-spacing="normal" officeooo:paragraph-rsid="0008ecc4" style:font-name-complex="shabnam" style:font-size-complex="8.25pt" style:font-style-complex="normal" style:font-weight-complex="normal"/>
    </style:style>
    <style:style style:name="P38"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B Yekan" fo:font-size="10pt" fo:letter-spacing="normal" fo:font-style="normal" fo:font-weight="normal" style:font-size-asian="10pt" style:font-name-complex="B Yekan" style:font-size-complex="8pt" style:font-style-complex="normal" style:font-weight-complex="normal"/>
    </style:style>
    <style:style style:name="P39"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B Yekan" fo:font-size="10pt" fo:letter-spacing="normal" fo:font-style="normal" fo:font-weight="normal" officeooo:rsid="000ade00" officeooo:paragraph-rsid="000ade00" style:font-size-asian="10pt" style:font-name-complex="B Yekan" style:font-size-complex="8pt" style:font-style-complex="normal" style:font-weight-complex="normal"/>
    </style:style>
    <style:style style:name="P40"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B Yekan" fo:font-size="10pt" fo:letter-spacing="normal" fo:font-style="normal" fo:font-weight="normal" officeooo:rsid="000ade00" officeooo:paragraph-rsid="0008ecc4" style:font-size-asian="10pt" style:font-name-complex="B Yekan" style:font-size-complex="10pt" style:font-style-complex="normal" style:font-weight-complex="normal"/>
    </style:style>
    <style:style style:name="P41"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111111" loext:opacity="100%" style:font-name="B Yekan" fo:font-size="10pt" fo:letter-spacing="normal" fo:font-style="normal" fo:font-weight="normal" style:font-size-asian="10pt" style:font-name-complex="B Yekan" style:font-size-complex="8pt" style:font-style-complex="normal" style:font-weight-complex="normal"/>
    </style:style>
    <style:style style:name="P42" style:family="paragraph" style:parent-style-name="Standard">
      <style:paragraph-properties fo:margin-left="0in" fo:margin-right="0in" fo:text-align="end" style:justify-single-word="false" fo:orphans="2" fo:widows="2" fo:text-indent="0in" style:auto-text-indent="false" style:writing-mode="rl-tb"/>
      <style:text-properties style:font-name="B Yekan" officeooo:paragraph-rsid="00151d1b" style:font-name-complex="B Yekan"/>
    </style:style>
    <style:style style:name="P43" style:family="paragraph" style:parent-style-name="Standard">
      <style:paragraph-properties fo:margin-left="0in" fo:margin-right="0in" fo:text-align="end" style:justify-single-word="false" fo:orphans="2" fo:widows="2" fo:text-indent="0in" style:auto-text-indent="false" style:writing-mode="rl-tb"/>
      <style:text-properties style:font-name="B Yekan" officeooo:paragraph-rsid="001fbd31" style:font-name-complex="B Yekan"/>
    </style:style>
    <style:style style:name="P44" style:family="paragraph" style:parent-style-name="Standard">
      <style:paragraph-properties fo:margin-left="0in" fo:margin-right="0in" fo:text-align="end" style:justify-single-word="false" fo:orphans="2" fo:widows="2" fo:text-indent="0in" style:auto-text-indent="false" style:writing-mode="rl-tb"/>
      <style:text-properties style:font-name="B Yekan" fo:font-size="10pt" officeooo:paragraph-rsid="001fbd31" style:font-size-asian="10pt" style:font-name-complex="B Yekan" style:font-size-complex="12pt"/>
    </style:style>
    <style:style style:name="P45" style:family="paragraph" style:parent-style-name="Standard">
      <style:paragraph-properties fo:margin-left="0in" fo:margin-right="0in" fo:text-align="center" style:justify-single-word="false" fo:orphans="2" fo:widows="2" fo:text-indent="0in" style:auto-text-indent="false" style:writing-mode="lr-tb"/>
      <style:text-properties fo:font-variant="normal" fo:text-transform="none" fo:color="#3c4043" loext:opacity="100%" style:font-name="A Iranian Sans" fo:font-size="10pt" fo:letter-spacing="normal" fo:font-weight="bold" officeooo:rsid="001fbd31" officeooo:paragraph-rsid="001fbd31" style:font-size-asian="10pt" style:font-weight-asian="bold" style:font-name-complex="A Iranian Sans" style:font-size-complex="26pt" style:font-weight-complex="bold"/>
    </style:style>
    <style:style style:name="P46" style:family="paragraph" style:parent-style-name="Standard">
      <style:text-properties style:font-name="B Yekan" style:font-name-complex="B Yekan"/>
    </style:style>
    <style:style style:name="P47" style:family="paragraph" style:parent-style-name="Standard">
      <style:paragraph-properties fo:text-align="end" style:justify-single-word="false" style:writing-mode="rl-tb"/>
      <style:text-properties fo:font-variant="normal" fo:text-transform="none" fo:color="#000000" loext:opacity="100%" style:font-name="B Yekan" fo:font-size="10pt" fo:letter-spacing="normal" style:font-size-asian="10pt" style:font-name-complex="B Yekan" style:font-size-complex="8pt"/>
    </style:style>
    <style:style style:name="P48" style:family="paragraph" style:parent-style-name="Standard">
      <style:paragraph-properties fo:text-align="end" style:justify-single-word="false" style:writing-mode="rl-tb"/>
      <style:text-properties fo:font-variant="normal" fo:text-transform="none" fo:color="#000000" loext:opacity="100%" style:font-name="B Yekan" fo:font-size="10pt" fo:letter-spacing="normal" fo:font-style="normal" fo:font-weight="normal" style:font-size-asian="10pt" style:font-name-complex="B Yekan" style:font-size-complex="8pt"/>
    </style:style>
    <style:style style:name="P49" style:family="paragraph" style:parent-style-name="Standard">
      <style:paragraph-properties fo:text-align="end" style:justify-single-word="false" style:writing-mode="rl-tb"/>
      <style:text-properties fo:font-variant="normal" fo:text-transform="none" fo:color="#000000" loext:opacity="100%" style:font-name="B Yekan" fo:font-size="10pt" fo:letter-spacing="normal" fo:font-style="normal" fo:font-weight="bold" style:font-size-asian="10pt" style:font-weight-asian="bold" style:font-name-complex="B Yekan" style:font-size-complex="12pt" style:font-weight-complex="bold"/>
    </style:style>
    <style:style style:name="P50" style:family="paragraph" style:parent-style-name="Standard" style:list-style-name="L4">
      <style:paragraph-properties fo:text-align="end" style:justify-single-word="false" fo:orphans="2" fo:widows="2" style:writing-mode="rl-tb"/>
      <style:text-properties fo:font-variant="normal" fo:text-transform="none" fo:color="#3c4043" loext:opacity="100%" style:font-name="B Yekan" fo:font-size="10pt" fo:letter-spacing="normal" fo:font-style="normal" fo:font-weight="bold" officeooo:rsid="001f105d" officeooo:paragraph-rsid="001f105d" style:font-size-asian="10pt" style:font-weight-asian="bold" style:font-name-complex="B Yekan" style:font-size-complex="12pt" style:font-style-complex="normal" style:font-weight-complex="bold"/>
    </style:style>
    <style:style style:name="P51" style:family="paragraph" style:parent-style-name="Standard">
      <style:paragraph-properties fo:text-align="end" style:justify-single-word="false" style:writing-mode="rl-tb"/>
      <style:text-properties style:font-name="B Yekan" fo:font-size="10pt" style:font-size-asian="10pt" style:font-name-complex="B Yekan" style:font-size-complex="8pt"/>
    </style:style>
    <style:style style:name="P52" style:family="paragraph" style:parent-style-name="Standard">
      <style:paragraph-properties fo:text-align="end" style:justify-single-word="false" style:writing-mode="rl-tb"/>
      <style:text-properties style:font-name="B Yekan" fo:font-size="10pt" fo:font-style="normal" fo:font-weight="normal" style:font-size-asian="10pt" style:font-name-complex="B Yekan" style:font-size-complex="8pt"/>
    </style:style>
    <style:style style:name="P53" style:family="paragraph" style:parent-style-name="Standard" style:list-style-name="L2">
      <style:paragraph-properties fo:text-align="end" style:justify-single-word="false" fo:orphans="2" fo:widows="2" style:writing-mode="rl-tb"/>
      <style:text-properties style:font-name="B Yekan" fo:font-weight="normal" officeooo:rsid="001f105d" officeooo:paragraph-rsid="001f105d" style:font-weight-asian="normal" style:font-name-complex="B Yekan" style:font-weight-complex="normal"/>
    </style:style>
    <style:style style:name="P54" style:family="paragraph" style:parent-style-name="Standard" style:list-style-name="L6">
      <style:paragraph-properties fo:text-align="end" style:justify-single-word="false" fo:orphans="2" fo:widows="2" style:writing-mode="rl-tb"/>
      <style:text-properties style:font-name="B Yekan" officeooo:paragraph-rsid="001fbd31" style:font-name-complex="B Yekan"/>
    </style:style>
    <style:style style:name="P55" style:family="paragraph" style:parent-style-name="Standard" style:list-style-name="L6">
      <style:paragraph-properties fo:text-align="end" style:justify-single-word="false" fo:orphans="2" fo:widows="2" style:writing-mode="rl-tb"/>
      <style:text-properties style:font-name="B Yekan" officeooo:rsid="001fbd31" officeooo:paragraph-rsid="001fbd31" style:font-name-complex="B Yekan"/>
    </style:style>
    <style:style style:name="P56" style:family="paragraph" style:parent-style-name="Standard">
      <style:paragraph-properties fo:text-align="end" style:justify-single-word="false" fo:orphans="2" fo:widows="2" style:writing-mode="rl-tb"/>
      <style:text-properties style:font-name="B Yekan" officeooo:rsid="001fbd31" officeooo:paragraph-rsid="001fbd31" style:font-name-complex="B Yekan"/>
    </style:style>
    <style:style style:name="P57"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111111" loext:opacity="100%" style:font-name="B Yekan" fo:font-size="10pt" fo:letter-spacing="normal" fo:font-style="normal" fo:font-weight="normal" style:font-size-asian="10pt" style:font-name-complex="B Yekan" style:font-size-complex="8pt" style:font-style-complex="normal" style:font-weight-complex="normal"/>
    </style:style>
    <style:style style:name="P58"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333333" loext:opacity="100%" style:font-name="B Yekan" fo:font-size="8pt" fo:letter-spacing="normal" style:font-size-asian="10pt" style:font-name-complex="B Yekan" style:font-size-complex="8pt" style:font-style-complex="normal" style:font-weight-complex="normal"/>
    </style:style>
    <style:style style:name="P59" style:family="paragraph" style:parent-style-name="Text_20_body">
      <style:paragraph-properties fo:margin-left="0in" fo:margin-right="0in" fo:margin-top="0in" fo:margin-bottom="0.1043in" style:contextual-spacing="false" fo:line-height="190%" fo:text-align="justify" style:justify-single-word="false" fo:orphans="2" fo:widows="2" fo:text-indent="0in" style:auto-text-indent="false" style:writing-mode="rl-tb"/>
      <style:text-properties fo:font-variant="normal" fo:text-transform="none" fo:color="#333333" loext:opacity="100%" style:font-name="B Yekan" fo:font-size="8pt" fo:letter-spacing="normal" style:font-size-asian="10pt" style:font-name-complex="B Yekan" style:font-size-complex="8pt"/>
    </style:style>
    <style:style style:name="P60" style:family="paragraph" style:parent-style-name="Text_20_body">
      <style:paragraph-properties fo:margin-left="0in" fo:margin-right="0in" fo:margin-top="0in" fo:margin-bottom="0.1043in" style:contextual-spacing="false" fo:line-height="190%" fo:text-align="justify" style:justify-single-word="false" fo:orphans="2" fo:widows="2" fo:text-indent="0in" style:auto-text-indent="false" style:writing-mode="rl-tb"/>
      <style:text-properties fo:font-variant="normal" fo:text-transform="none" fo:color="#333333" loext:opacity="100%" style:font-name="B Yekan" fo:font-size="8pt" fo:letter-spacing="normal" fo:font-weight="normal" style:font-size-asian="10pt" style:font-weight-asian="normal" style:font-name-complex="B Yekan" style:font-size-complex="8pt" style:font-weight-complex="normal"/>
    </style:style>
    <style:style style:name="T1" style:family="text">
      <style:text-properties style:font-name="shabnam" fo:font-size="8.25pt"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language-complex="fa" style:country-complex="IR" style:font-weight-complex="bold"/>
    </style:style>
    <style:style style:name="T5" style:family="text">
      <style:text-properties fo:font-style="normal" fo:font-weight="normal" officeooo:rsid="000ade00"/>
    </style:style>
    <style:style style:name="T6" style:family="text">
      <style:text-properties fo:font-style="normal" fo:font-weight="normal" style:font-style-complex="normal" style:font-weight-complex="normal"/>
    </style:style>
    <style:style style:name="T7" style:family="text">
      <style:text-properties fo:font-style="normal" fo:font-weight="bold"/>
    </style:style>
    <style:style style:name="T8" style:family="text">
      <style:text-properties fo:font-style="normal" fo:font-weight="bold" style:font-weight-asian="bold" style:font-size-complex="12pt" style:font-weight-complex="bold"/>
    </style:style>
    <style:style style:name="T9" style:family="text">
      <style:text-properties fo:font-style="normal" fo:font-weight="bold" officeooo:rsid="000ade00" style:font-weight-asian="bold" style:font-size-complex="12pt" style:font-weight-complex="bold"/>
    </style:style>
    <style:style style:name="T10" style:family="text">
      <style:text-properties fo:font-style="normal" fo:font-weight="bold" style:font-weight-asian="bold" style:font-style-complex="normal" style:font-weight-complex="bold"/>
    </style:style>
    <style:style style:name="T11" style:family="text">
      <style:text-properties fo:font-style="normal" officeooo:rsid="000ade00"/>
    </style:style>
    <style:style style:name="T12" style:family="text">
      <style:text-properties fo:font-style="normal" style:font-size-complex="8pt"/>
    </style:style>
    <style:style style:name="T13" style:family="text">
      <style:text-properties fo:font-style="normal" style:font-style-complex="normal"/>
    </style:style>
    <style:style style:name="T14" style:family="text">
      <style:text-properties fo:font-style="normal" officeooo:rsid="001fbd31"/>
    </style:style>
    <style:style style:name="T15" style:family="text">
      <style:text-properties style:font-style-complex="normal"/>
    </style:style>
    <style:style style:name="T16" style:family="text">
      <style:text-properties style:font-style-complex="normal" style:font-weight-complex="normal"/>
    </style:style>
    <style:style style:name="T17" style:family="text">
      <style:text-properties officeooo:rsid="000a82f0" style:font-style-complex="normal"/>
    </style:style>
    <style:style style:name="T18" style:family="text">
      <style:text-properties fo:font-variant="normal" fo:text-transform="none" fo:color="#3c4043" loext:opacity="100%" style:font-name="A Iranian Sans" fo:font-size="10pt" fo:letter-spacing="normal" fo:font-style="normal" fo:font-weight="bold" officeooo:rsid="001697c9" style:font-size-asian="10pt" style:font-weight-asian="bold" style:font-name-complex="A Iranian Sans" style:font-size-complex="12pt" style:font-style-complex="normal" style:font-weight-complex="bold"/>
    </style:style>
    <style:style style:name="T19" style:family="text">
      <style:text-properties fo:font-variant="normal" fo:text-transform="none" fo:color="#3c4043" loext:opacity="100%" style:font-name="A Iranian Sans" fo:font-size="10pt" fo:letter-spacing="normal" fo:font-style="normal" fo:font-weight="bold" officeooo:rsid="00151d1b" style:font-size-asian="10pt" style:font-weight-asian="bold" style:font-name-complex="A Iranian Sans" style:font-size-complex="12pt" style:font-style-complex="normal" style:font-weight-complex="bold"/>
    </style:style>
    <style:style style:name="T20" style:family="text">
      <style:text-properties fo:font-variant="normal" fo:text-transform="none" fo:color="#3c4043" loext:opacity="100%" style:font-name="A Iranian Sans" fo:font-size="10pt" fo:letter-spacing="normal" fo:font-style="normal" fo:font-weight="bold" officeooo:rsid="001fbd31" style:font-size-asian="10pt" style:font-weight-asian="bold" style:font-name-complex="A Iranian Sans" style:font-size-complex="12pt" style:font-style-complex="normal" style:font-weight-complex="bold"/>
    </style:style>
    <style:style style:name="T21" style:family="text">
      <style:text-properties fo:font-variant="normal" fo:text-transform="none" fo:color="#3c4043" loext:opacity="100%" style:font-name="A Iranian Sans" fo:font-size="10pt" fo:letter-spacing="normal" fo:font-style="normal" style:font-size-asian="10pt" style:font-name-complex="A Iranian Sans" style:font-size-complex="12pt" style:font-style-complex="normal"/>
    </style:style>
    <style:style style:name="T22" style:family="text">
      <style:text-properties fo:font-variant="normal" fo:text-transform="none" fo:color="#3c4043" loext:opacity="100%" style:font-name="A Iranian Sans" fo:font-size="10pt" fo:letter-spacing="normal" fo:font-style="normal" officeooo:rsid="001697c9" style:font-size-asian="10pt" style:font-name-complex="A Iranian Sans" style:font-size-complex="12pt" style:font-style-complex="normal"/>
    </style:style>
    <style:style style:name="T23" style:family="text">
      <style:text-properties fo:font-variant="normal" fo:text-transform="none" fo:color="#3c4043" loext:opacity="100%" style:font-name="A Iranian Sans" fo:font-size="10pt" fo:letter-spacing="normal" fo:font-style="normal" fo:font-weight="normal" style:font-size-asian="10pt" style:font-weight-asian="normal" style:font-name-complex="A Iranian Sans" style:font-size-complex="12pt" style:font-style-complex="normal" style:font-weight-complex="normal"/>
    </style:style>
    <style:style style:name="T24" style:family="text">
      <style:text-properties fo:font-variant="normal" fo:text-transform="none" fo:color="#3c4043" loext:opacity="100%" style:font-name="A Iranian Sans" fo:font-size="10pt" fo:letter-spacing="normal" fo:font-style="normal" fo:font-weight="normal" officeooo:rsid="001fbd31" style:font-size-asian="10pt" style:font-weight-asian="normal" style:font-name-complex="A Iranian Sans" style:font-size-complex="12pt" style:font-style-complex="normal" style:font-weight-complex="normal"/>
    </style:style>
    <style:style style:name="T25" style:family="text">
      <style:text-properties fo:font-variant="normal" fo:text-transform="none" fo:color="#3c4043" loext:opacity="100%" fo:letter-spacing="normal" fo:font-style="normal" fo:font-weight="normal" officeooo:rsid="001fbd31" style:font-weight-asian="normal" style:font-style-complex="normal" style:font-weight-complex="normal"/>
    </style:style>
    <style:style style:name="T26" style:family="text">
      <style:text-properties fo:font-variant="normal" fo:text-transform="none" fo:color="#3c4043" loext:opacity="100%" fo:font-size="10pt" fo:letter-spacing="normal" fo:font-style="normal" fo:font-weight="bold" officeooo:rsid="001697c9" style:font-size-asian="10pt" style:font-weight-asian="bold" style:font-size-complex="12pt" style:font-style-complex="normal" style:font-weight-complex="bold"/>
    </style:style>
    <style:style style:name="T27" style:family="text">
      <style:text-properties fo:font-variant="normal" fo:text-transform="none" fo:color="#3c4043" loext:opacity="100%" fo:font-size="10pt" fo:letter-spacing="normal" fo:font-style="normal" fo:font-weight="bold" officeooo:rsid="00151d1b" style:font-size-asian="10pt" style:font-weight-asian="bold" style:font-size-complex="12pt" style:font-style-complex="normal" style:font-weight-complex="bold"/>
    </style:style>
    <style:style style:name="T28" style:family="text">
      <style:text-properties fo:font-variant="normal" fo:text-transform="none" fo:color="#3c4043" loext:opacity="100%" fo:font-size="10pt" fo:letter-spacing="normal" fo:font-style="normal" fo:font-weight="bold" officeooo:rsid="001fbd31" style:font-size-asian="10pt" style:font-weight-asian="bold" style:font-size-complex="12pt" style:font-style-complex="normal" style:font-weight-complex="bold"/>
    </style:style>
    <style:style style:name="T29" style:family="text">
      <style:text-properties fo:font-variant="normal" fo:text-transform="none" fo:color="#3c4043" loext:opacity="100%" fo:font-size="10pt" fo:letter-spacing="normal" fo:font-style="normal" style:font-size-asian="10pt" style:font-size-complex="12pt" style:font-style-complex="normal"/>
    </style:style>
    <style:style style:name="T30" style:family="text">
      <style:text-properties fo:font-variant="normal" fo:text-transform="none" fo:color="#3c4043" loext:opacity="100%" fo:font-size="10pt" fo:letter-spacing="normal" fo:font-style="normal" officeooo:rsid="001697c9" style:font-size-asian="10pt" style:font-size-complex="12pt" style:font-style-complex="normal"/>
    </style:style>
    <style:style style:name="T31" style:family="text">
      <style:text-properties fo:font-variant="normal" fo:text-transform="none" fo:color="#3c4043" loext:opacity="100%" fo:font-size="10pt" fo:letter-spacing="normal" fo:font-style="normal" fo:font-weight="normal" style:font-size-asian="10pt" style:font-weight-asian="normal" style:font-size-complex="12pt" style:font-style-complex="normal" style:font-weight-complex="normal"/>
    </style:style>
    <style:style style:name="T32" style:family="text">
      <style:text-properties fo:font-variant="normal" fo:text-transform="none" fo:color="#3c4043" loext:opacity="100%" fo:font-size="10pt" fo:letter-spacing="normal" fo:font-style="normal" fo:font-weight="normal" officeooo:rsid="001fbd31" style:font-size-asian="10pt" style:font-weight-asian="normal" style:font-size-complex="12pt" style:font-style-complex="normal" style:font-weight-complex="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style:font-style-complex="normal" style:font-weight-complex="normal"/>
    </style:style>
    <style:style style:name="T35" style:family="text">
      <style:text-properties fo:color="#000000" loext:opacity="100%" style:font-name="A Iranian Sans" fo:font-size="10pt" fo:font-style="normal" fo:font-weight="normal" style:font-size-asian="10pt" style:font-name-complex="A Iranian Sans" style:font-size-complex="10pt"/>
    </style:style>
    <style:style style:name="T36" style:family="text">
      <style:text-properties fo:color="#000000" loext:opacity="100%" style:font-name="A Iranian Sans" fo:font-size="10pt" fo:font-style="normal" fo:font-weight="normal" officeooo:rsid="000ade00" style:font-size-asian="10pt" style:font-name-complex="A Iranian Sans" style:font-size-complex="10pt"/>
    </style:style>
    <style:style style:name="T37" style:family="text">
      <style:text-properties fo:color="#000000" loext:opacity="100%" style:font-name="A Iranian Sans" fo:font-size="10pt" fo:font-style="normal" fo:font-weight="normal" officeooo:rsid="000ade00" style:font-size-asian="10pt" style:font-name-complex="A Iranian Sans" style:font-size-complex="10pt" style:font-weight-complex="normal"/>
    </style:style>
    <style:style style:name="T38" style:family="text">
      <style:text-properties fo:color="#000000" loext:opacity="100%" style:font-name="A Iranian Sans" fo:font-size="10pt" fo:font-style="normal" officeooo:rsid="000ade00" style:font-size-asian="10pt" style:font-name-complex="A Iranian Sans" style:font-size-complex="10pt" style:font-weight-complex="normal"/>
    </style:style>
    <style:style style:name="T39" style:family="text">
      <style:text-properties fo:color="#000000" loext:opacity="100%" fo:font-size="10pt" fo:font-style="normal" fo:font-weight="normal" style:font-size-asian="10pt" style:font-size-complex="10pt"/>
    </style:style>
    <style:style style:name="T40" style:family="text">
      <style:text-properties fo:color="#000000" loext:opacity="100%" fo:font-size="10pt" fo:font-style="normal" fo:font-weight="normal" officeooo:rsid="000ade00" style:font-size-asian="10pt" style:font-size-complex="10pt"/>
    </style:style>
    <style:style style:name="T41" style:family="text">
      <style:text-properties fo:color="#000000" loext:opacity="100%" fo:font-size="10pt" fo:font-style="normal" fo:font-weight="normal" officeooo:rsid="000ade00" style:font-size-asian="10pt" style:font-size-complex="10pt" style:font-weight-complex="normal"/>
    </style:style>
    <style:style style:name="T42" style:family="text">
      <style:text-properties fo:color="#000000" loext:opacity="100%" fo:font-size="10pt" fo:font-style="normal" officeooo:rsid="000ade00" style:font-size-asian="10pt" style:font-size-complex="10pt" style:font-weight-complex="normal"/>
    </style:style>
    <style:style style:name="T43" style:family="text">
      <style:text-properties fo:color="#000000" loext:opacity="100%" fo:font-weight="normal" style:font-weight-complex="normal"/>
    </style:style>
    <style:style style:name="T44" style:family="text">
      <style:text-properties fo:color="#000000" loext:opacity="100%" style:font-weight-complex="normal"/>
    </style:style>
    <style:style style:name="T45" style:family="text">
      <style:text-properties fo:color="#000000" loext:opacity="100%" style:font-name="B Yekan" fo:font-size="10pt" fo:font-style="normal" fo:font-weight="normal" style:font-size-asian="10pt" style:font-name-complex="B Yekan" style:font-size-complex="10pt"/>
    </style:style>
    <style:style style:name="T46" style:family="text">
      <style:text-properties fo:color="#000000" loext:opacity="100%" style:font-name="B Yekan" fo:font-size="10pt" fo:font-style="normal" fo:font-weight="normal" officeooo:rsid="000ade00" style:font-size-asian="10pt" style:font-name-complex="B Yekan" style:font-size-complex="10pt"/>
    </style:style>
    <style:style style:name="T47" style:family="text">
      <style:text-properties fo:color="#000000" loext:opacity="100%" style:font-name="B Yekan" fo:font-size="10pt" fo:font-style="normal" fo:font-weight="normal" officeooo:rsid="000ade00" style:font-size-asian="10pt" style:font-name-complex="B Yekan" style:font-size-complex="10pt" style:font-weight-complex="normal"/>
    </style:style>
    <style:style style:name="T48" style:family="text">
      <style:text-properties fo:color="#000000" loext:opacity="100%" style:font-name="B Yekan" fo:font-size="10pt" fo:font-style="normal" officeooo:rsid="000ade00" style:font-size-asian="10pt" style:font-name-complex="B Yekan" style:font-size-complex="10pt" style:font-weight-complex="normal"/>
    </style:style>
    <style:style style:name="T49" style:family="text">
      <style:text-properties fo:color="#ff0000" loext:opacity="100%" fo:font-style="normal" fo:font-weight="normal"/>
    </style:style>
    <style:style style:name="T50" style:family="text">
      <style:text-properties fo:color="#ff0000" loext:opacity="100%" fo:font-style="normal" fo:font-weight="bold"/>
    </style:style>
    <style:style style:name="T51" style:family="text">
      <style:text-properties officeooo:rsid="000ade00"/>
    </style:style>
    <style:style style:name="T52" style:family="text">
      <style:text-properties fo:language="fa" fo:country="IR" fo:font-style="normal"/>
    </style:style>
    <style:style style:name="T53" style:family="text">
      <style:text-properties fo:language="fa" fo:country="IR" fo:font-style="normal" fo:font-weight="normal"/>
    </style:style>
    <style:style style:name="T54" style:family="text">
      <style:text-properties fo:language="fa" fo:country="IR" fo:font-style="normal" fo:font-weight="bold"/>
    </style:style>
    <style:style style:name="T55" style:family="text">
      <style:text-properties style:language-complex="fa" style:country-complex="IR" style:font-style-complex="normal"/>
    </style:style>
    <style:style style:name="T56" style:family="text">
      <style:text-properties style:language-complex="fa" style:country-complex="IR" style:font-style-complex="normal" style:font-weight-complex="normal"/>
    </style:style>
    <style:style style:name="T57" style:family="text">
      <style:text-properties style:language-complex="fa" style:country-complex="IR" style:font-style-complex="normal" style:font-weight-complex="bold"/>
    </style:style>
    <style:style style:name="T58" style:family="text">
      <style:text-properties fo:font-weight="bold" style:font-weight-asian="bold" style:font-style-complex="normal" style:font-weight-complex="bold"/>
    </style:style>
    <style:style style:name="T59" style:family="text">
      <style:text-properties fo:color="#e74c3c" loext:opacity="100%" style:font-name="A Iranian Sans" fo:font-size="10pt" fo:font-style="normal" style:font-size-asian="10pt" style:font-name-complex="A Iranian Sans" style:font-size-complex="10pt" style:font-weight-complex="normal"/>
    </style:style>
    <style:style style:name="T60" style:family="text">
      <style:text-properties fo:color="#e74c3c" loext:opacity="100%" style:font-name="A Iranian Sans" fo:font-size="10pt" fo:font-style="normal" officeooo:rsid="000ade00" style:font-size-asian="10pt" style:font-name-complex="A Iranian Sans" style:font-size-complex="10pt" style:font-weight-complex="normal"/>
    </style:style>
    <style:style style:name="T61" style:family="text">
      <style:text-properties fo:color="#e74c3c" loext:opacity="100%" style:font-name="A Iranian Sans" fo:font-size="10pt" fo:font-style="normal" fo:font-weight="normal" officeooo:rsid="000ade00" style:font-size-asian="10pt" style:font-name-complex="A Iranian Sans" style:font-size-complex="10pt"/>
    </style:style>
    <style:style style:name="T62" style:family="text">
      <style:text-properties fo:color="#e74c3c" loext:opacity="100%" fo:font-size="10pt" fo:font-style="normal" style:font-size-asian="10pt" style:font-size-complex="10pt" style:font-weight-complex="normal"/>
    </style:style>
    <style:style style:name="T63" style:family="text">
      <style:text-properties fo:color="#e74c3c" loext:opacity="100%" fo:font-size="10pt" fo:font-style="normal" officeooo:rsid="000ade00" style:font-size-asian="10pt" style:font-size-complex="10pt" style:font-weight-complex="normal"/>
    </style:style>
    <style:style style:name="T64" style:family="text">
      <style:text-properties fo:color="#e74c3c" loext:opacity="100%" fo:font-size="10pt" fo:font-style="normal" fo:font-weight="normal" officeooo:rsid="000ade00" style:font-size-asian="10pt" style:font-size-complex="10pt"/>
    </style:style>
    <style:style style:name="T65" style:family="text">
      <style:text-properties fo:color="#e74c3c" loext:opacity="100%" style:font-name="B Yekan" fo:font-size="10pt" fo:font-style="normal" style:font-size-asian="10pt" style:font-name-complex="B Yekan" style:font-size-complex="10pt" style:font-weight-complex="normal"/>
    </style:style>
    <style:style style:name="T66" style:family="text">
      <style:text-properties fo:color="#e74c3c" loext:opacity="100%" style:font-name="B Yekan" fo:font-size="10pt" fo:font-style="normal" officeooo:rsid="000ade00" style:font-size-asian="10pt" style:font-name-complex="B Yekan" style:font-size-complex="10pt" style:font-weight-complex="normal"/>
    </style:style>
    <style:style style:name="T67" style:family="text">
      <style:text-properties fo:color="#e74c3c" loext:opacity="100%" style:font-name="B Yekan" fo:font-size="10pt" fo:font-style="normal" fo:font-weight="normal" officeooo:rsid="000ade00" style:font-size-asian="10pt" style:font-name-complex="B Yekan" style:font-size-complex="10pt"/>
    </style:style>
    <style:style style:name="T68" style:family="text">
      <style:text-properties fo:font-weight="normal" style:font-weight-asian="normal" style:font-weight-complex="normal"/>
    </style:style>
    <style:style style:name="T69" style:family="text">
      <style:text-properties fo:color="#333333" loext:opacity="100%" style:font-name="IRANSans" fo:font-size="10.5pt" fo:font-style="normal" fo:font-weight="normal" officeooo:rsid="001ab33e" style:font-size-asian="10pt" style:font-weight-asian="bold" style:font-name-complex="B Yekan" style:font-size-complex="12pt" style:font-style-complex="normal" style:font-weight-complex="bold"/>
    </style:style>
    <style:style style:name="T70" style:family="text">
      <style:text-properties fo:color="#333333" loext:opacity="100%" style:font-name="IRANSans" fo:font-size="10.5pt" fo:font-style="normal" fo:font-weight="normal" officeooo:rsid="001ab33e" style:font-size-asian="10pt" style:font-weight-asian="bold" style:font-name-complex="B Yekan" style:font-size-complex="10.5pt" style:font-style-complex="normal" style:font-weight-complex="normal"/>
    </style:style>
    <style:style style:name="T71" style:family="text">
      <style:text-properties fo:color="#333333" loext:opacity="100%" style:font-name="IRANSans" fo:font-size="10.5pt" fo:font-style="normal" fo:font-weight="normal" officeooo:rsid="001d66c4" style:font-weight-asian="normal" style:font-name-complex="A Iranian Sans" style:font-weight-complex="normal"/>
    </style:style>
    <style:style style:name="T72" style:family="text">
      <style:text-properties fo:color="#333333" loext:opacity="100%" style:font-name="IRANSans" fo:font-size="10.5pt" fo:font-style="normal" fo:font-weight="normal" officeooo:rsid="001d66c4" style:font-weight-asian="normal" style:font-name-complex="B Yekan" style:font-size-complex="10pt" style:font-weight-complex="normal"/>
    </style:style>
    <style:style style:name="T73" style:family="text">
      <style:text-properties fo:color="#333333" loext:opacity="100%" style:font-name="IRANSans" fo:font-size="10.5pt" fo:font-style="normal" fo:font-weight="bold" officeooo:rsid="001d66c4" style:font-weight-asian="bold" style:font-name-complex="A Iranian Sans" style:font-weight-complex="bold"/>
    </style:style>
    <style:style style:name="T74" style:family="text">
      <style:text-properties fo:color="#333333" loext:opacity="100%" style:font-name="IRANSans" fo:font-size="10pt" fo:font-style="normal" fo:font-weight="normal" officeooo:rsid="001d66c4" style:font-size-asian="10pt" style:font-weight-asian="normal" style:font-name-complex="B Yekan" style:font-size-complex="10pt" style:font-weight-complex="normal"/>
    </style:style>
    <style:style style:name="T75" style:family="text">
      <style:text-properties fo:color="#333333" loext:opacity="100%" fo:font-size="10.5pt" fo:font-style="normal" fo:font-weight="normal" officeooo:rsid="001ab33e" style:font-size-asian="10pt" style:font-weight-asian="bold" style:font-size-complex="10.5pt" style:font-style-complex="normal" style:font-weight-complex="normal"/>
    </style:style>
    <style:style style:name="T76" style:family="text">
      <style:text-properties fo:color="#333333" loext:opacity="100%" fo:font-size="10.5pt" fo:font-style="normal" fo:font-weight="normal" officeooo:rsid="001ab33e" style:font-size-asian="10pt" style:font-weight-asian="bold" style:font-size-complex="12pt" style:font-style-complex="normal" style:font-weight-complex="bold"/>
    </style:style>
    <style:style style:name="T77" style:family="text">
      <style:text-properties fo:color="#333333" loext:opacity="100%" fo:font-size="10.5pt" fo:font-style="normal" fo:font-weight="normal" officeooo:rsid="001d66c4" style:font-weight-asian="normal" style:font-weight-complex="normal"/>
    </style:style>
    <style:style style:name="T78" style:family="text">
      <style:text-properties fo:color="#333333" loext:opacity="100%" fo:font-size="10.5pt" fo:font-style="normal" fo:font-weight="normal" officeooo:rsid="001d66c4" style:font-weight-asian="normal" style:font-size-complex="10pt" style:font-weight-complex="normal"/>
    </style:style>
    <style:style style:name="T79" style:family="text">
      <style:text-properties fo:color="#333333" loext:opacity="100%" fo:font-size="10.5pt" fo:font-style="normal" fo:font-weight="bold" officeooo:rsid="001d66c4" style:font-weight-asian="bold" style:font-weight-complex="bold"/>
    </style:style>
    <style:style style:name="T80" style:family="text">
      <style:text-properties fo:color="#333333" loext:opacity="100%" fo:font-size="10pt" fo:font-weight="normal" officeooo:rsid="001d66c4" style:font-size-asian="10pt" style:font-weight-asian="normal" style:font-name-complex="B Yekan" style:font-size-complex="10pt" style:font-style-complex="normal" style:font-weight-complex="normal"/>
    </style:style>
    <style:style style:name="T81" style:family="text">
      <style:text-properties fo:color="#333333" loext:opacity="100%" fo:font-size="10pt" fo:font-weight="normal" officeooo:rsid="001d66c4" style:font-size-asian="10pt" style:font-weight-asian="normal" style:font-size-complex="10pt" style:font-style-complex="normal" style:font-weight-complex="normal"/>
    </style:style>
    <style:style style:name="T82" style:family="text">
      <style:text-properties fo:color="#333333" loext:opacity="100%" fo:font-size="10pt" fo:font-style="normal" fo:font-weight="normal" officeooo:rsid="001d66c4" style:font-size-asian="10pt" style:font-weight-asian="normal" style:font-size-complex="10pt" style:font-weight-complex="normal"/>
    </style:style>
    <style:style style:name="T83" style:family="text">
      <style:text-properties style:font-name="A Iranian Sans" fo:font-size="10pt" fo:font-style="normal" fo:font-weight="bold" officeooo:rsid="001697c9" style:font-size-asian="10pt" style:font-weight-asian="bold" style:font-name-complex="A Iranian Sans" style:font-size-complex="12pt" style:font-style-complex="normal" style:font-weight-complex="bold"/>
    </style:style>
    <style:style style:name="T84" style:family="text">
      <style:text-properties style:font-name="A Iranian Sans" fo:font-size="10pt" fo:font-style="normal" fo:font-weight="bold" officeooo:rsid="001ab33e" style:font-size-asian="10pt" style:font-weight-asian="bold" style:font-name-complex="A Iranian Sans" style:font-size-complex="12pt" style:font-style-complex="normal" style:font-weight-complex="bold"/>
    </style:style>
    <style:style style:name="T85" style:family="text">
      <style:text-properties style:font-name="A Iranian Sans" fo:font-size="10pt" fo:font-style="normal" fo:font-weight="bold" officeooo:rsid="001d66c4" style:font-size-asian="10pt" style:font-weight-asian="bold" style:font-name-complex="A Iranian Sans" style:font-size-complex="12pt" style:font-style-complex="normal" style:font-weight-complex="bold"/>
    </style:style>
    <style:style style:name="T86" style:family="text">
      <style:text-properties style:font-name="A Iranian Sans" fo:font-size="10pt" fo:font-style="normal" fo:font-weight="bold" officeooo:rsid="001ab33e" style:font-size-asian="10pt" style:font-weight-asian="bold" style:font-name-complex="B Yekan" style:font-size-complex="12pt" style:font-style-complex="normal" style:font-weight-complex="bold"/>
    </style:style>
    <style:style style:name="T87" style:family="text">
      <style:text-properties style:font-name="A Iranian Sans" fo:font-size="10pt" fo:font-style="normal" fo:font-weight="bold" officeooo:rsid="001ab33e" style:font-size-asian="10pt" style:font-weight-asian="bold" style:font-name-complex="B Yekan" style:font-size-complex="10pt" style:font-style-complex="normal" style:font-weight-complex="bold"/>
    </style:style>
    <style:style style:name="T88" style:family="text">
      <style:text-properties style:font-name="A Iranian Sans" fo:font-size="10pt" fo:font-style="normal" fo:font-weight="normal" officeooo:rsid="001ab33e" style:font-size-asian="10pt" style:font-weight-asian="normal" style:font-name-complex="A Iranian Sans" style:font-size-complex="12pt" style:font-style-complex="normal" style:font-weight-complex="normal"/>
    </style:style>
    <style:style style:name="T89" style:family="text">
      <style:text-properties style:font-name="A Iranian Sans" fo:font-size="10pt" fo:font-style="normal" fo:font-weight="normal" officeooo:rsid="001b7349" style:font-size-asian="10pt" style:font-weight-asian="normal" style:font-name-complex="A Iranian Sans" style:font-size-complex="12pt" style:font-style-complex="normal" style:font-weight-complex="normal"/>
    </style:style>
    <style:style style:name="T90" style:family="text">
      <style:text-properties style:font-name="A Iranian Sans" fo:font-size="10pt" fo:font-style="normal" fo:font-weight="normal" officeooo:rsid="001ab33e" style:font-size-asian="10pt" style:font-weight-asian="normal" style:font-name-complex="B Yekan" style:font-size-complex="10pt" style:font-style-complex="normal" style:font-weight-complex="normal"/>
    </style:style>
    <style:style style:name="T91" style:family="text">
      <style:text-properties style:font-name="A Iranian Sans" fo:font-size="10pt" fo:font-style="normal" fo:font-weight="normal" officeooo:rsid="001b7349" style:font-size-asian="10pt" style:font-weight-asian="normal" style:font-name-complex="B Yekan" style:font-size-complex="10pt" style:font-style-complex="normal" style:font-weight-complex="normal"/>
    </style:style>
    <style:style style:name="T92" style:family="text">
      <style:text-properties style:font-name="A Iranian Sans" fo:font-size="10pt" fo:font-style="normal" fo:font-weight="normal" officeooo:rsid="001d66c4" style:font-size-asian="10pt" style:font-weight-asian="normal" style:font-name-complex="B Yekan" style:font-size-complex="10pt" style:font-style-complex="normal" style:font-weight-complex="normal"/>
    </style:style>
    <style:style style:name="T93" style:family="text">
      <style:text-properties fo:font-size="10pt" fo:font-style="normal" fo:font-weight="bold" officeooo:rsid="001697c9" style:font-size-asian="10pt" style:font-weight-asian="bold" style:font-size-complex="12pt" style:font-style-complex="normal" style:font-weight-complex="bold"/>
    </style:style>
    <style:style style:name="T94" style:family="text">
      <style:text-properties fo:font-size="10pt" fo:font-style="normal" fo:font-weight="bold" officeooo:rsid="001ab33e" style:font-size-asian="10pt" style:font-weight-asian="bold" style:font-size-complex="12pt" style:font-style-complex="normal" style:font-weight-complex="bold"/>
    </style:style>
    <style:style style:name="T95" style:family="text">
      <style:text-properties fo:font-size="10pt" fo:font-style="normal" fo:font-weight="bold" officeooo:rsid="001d66c4" style:font-size-asian="10pt" style:font-weight-asian="bold" style:font-size-complex="12pt" style:font-style-complex="normal" style:font-weight-complex="bold"/>
    </style:style>
    <style:style style:name="T96" style:family="text">
      <style:text-properties fo:font-size="10pt" fo:font-style="normal" fo:font-weight="bold" officeooo:rsid="001ab33e" style:font-size-asian="10pt" style:font-weight-asian="bold" style:font-size-complex="10pt" style:font-style-complex="normal" style:font-weight-complex="bold"/>
    </style:style>
    <style:style style:name="T97" style:family="text">
      <style:text-properties fo:font-size="10pt" fo:font-style="normal" fo:font-weight="normal" officeooo:rsid="001ab33e" style:font-size-asian="10pt" style:font-weight-asian="normal" style:font-size-complex="12pt" style:font-style-complex="normal" style:font-weight-complex="normal"/>
    </style:style>
    <style:style style:name="T98" style:family="text">
      <style:text-properties fo:font-size="10pt" fo:font-style="normal" fo:font-weight="normal" officeooo:rsid="001b7349" style:font-size-asian="10pt" style:font-weight-asian="normal" style:font-size-complex="12pt" style:font-style-complex="normal" style:font-weight-complex="normal"/>
    </style:style>
    <style:style style:name="T99" style:family="text">
      <style:text-properties fo:font-size="10pt" fo:font-style="normal" fo:font-weight="normal" officeooo:rsid="001ab33e" style:font-size-asian="10pt" style:font-weight-asian="normal" style:font-size-complex="10pt" style:font-style-complex="normal" style:font-weight-complex="normal"/>
    </style:style>
    <style:style style:name="T100" style:family="text">
      <style:text-properties fo:font-size="10pt" fo:font-style="normal" fo:font-weight="normal" officeooo:rsid="001b7349" style:font-size-asian="10pt" style:font-weight-asian="normal" style:font-size-complex="10pt" style:font-style-complex="normal" style:font-weight-complex="normal"/>
    </style:style>
    <style:style style:name="T101" style:family="text">
      <style:text-properties fo:font-size="10pt" fo:font-style="normal" fo:font-weight="normal" officeooo:rsid="001d66c4" style:font-size-asian="10pt" style:font-weight-asian="normal" style:font-size-complex="10pt" style:font-style-complex="normal" style:font-weight-complex="normal"/>
    </style:style>
    <style:style style:name="T102" style:family="text">
      <style:text-properties fo:font-size="10pt" style:font-size-asian="10pt" style:font-size-complex="10pt"/>
    </style:style>
    <style:style style:name="T103" style:family="text">
      <style:text-properties fo:font-size="10pt" style:font-size-asian="10pt" style:font-size-complex="24pt"/>
    </style:style>
    <style:style style:name="T104" style:family="text">
      <style:text-properties fo:font-size="10pt" style:font-size-asian="10pt" style:font-name-complex="B Yekan" style:font-size-complex="10pt"/>
    </style:style>
    <style:style style:name="T105" style:family="text">
      <style:text-properties fo:font-size="8.25pt" fo:font-weight="normal"/>
    </style:style>
    <style:style style:name="T106" style:family="text">
      <style:text-properties officeooo:rsid="001fbd3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5">به نام خدا</text:span></text:p>
      <text:p text:style-name="P12"><text:span text:style-name="T15">استاد مهدی ملائی</text:span></text:p>
      <text:p text:style-name="P12"><text:span text:style-name="T15">انقلاب اسلامی</text:span></text:p>
      <text:p text:style-name="P11"><text:span text:style-name="T17">ن</text:span><text:span text:style-name="T15">وید فیلسرایی 9528413</text:span></text:p>
      <text:p text:style-name="P13"><text:span text:style-name="T15"/></text:p>
      <text:p text:style-name="P14"><text:span text:style-name="T17"><text:s/>1. </text:span><text:span text:style-name="T15">انقلاب را تعریف کرده و تفاوت آن با کودتا، شورش و اصلاحات را توضیح دهید</text:span><text:span text:style-name="T17">؟</text:span></text:p>
      <text:p text:style-name="P15"/>
      <text:p text:style-name="P51">فر انقلاب ب کودتا در این است که انقلاب ماهیت مردمی دارد ولی کودتا چنین نیست در دومی ، یک اقلیت مسلح و مجهز به نیرو ، در مقابل اقلیت دیگری که حاکم بر اکثریت جامعه است ، قیام میکنند و وضع‏ موجود را در هم میریزد و خود جای گروه قبلی قرار میگیرد و این استقرار ارتباطی به صالح یا ناصالح بودن کودتاگران ندارد آنچه که اهمیت دارد اینست که در کودتا اکثریت مردم از حساب خارج هستند و در فعل و انفعالات نقشی ندارند.</text:p>
      <text:p text:style-name="P51"/>
      <text:p text:style-name="P51"><text:span text:style-name="T51">د</text:span>ر شورش نظامی که کودتا نیز نامیده می شود، دست به دست شدن قدرت، ناگهانی و فاقد بسیج تودهای است، شیوه عمل در کودتا پنهانکارانه بوده و اهدا<text:span text:style-name="T51">ف</text:span> نیز محدود به جابه جایی گروه حاکمه و دگرگونی برخی سیاست های داخلی یا خارجی است .</text:p>
      <text:p text:style-name="P51"/>
      <text:p text:style-name="P52"/>
      <text:p text:style-name="P47"><text:span text:style-name="T16">بازسازی یا </text:span><text:span text:style-name="T3">«</text:span><text:span text:style-name="T16">اصلاح</text:span><text:span text:style-name="T3">» </text:span><text:span text:style-name="T16">به معنای سامان بخشیدن به امور است و نقطه مقابل </text:span><text:span text:style-name="T3">«</text:span><text:span text:style-name="T16">اِفساد</text:span><text:span text:style-name="T3">» </text:span><text:span text:style-name="T16">شمرده می شود </text:span><text:span text:style-name="T3">. </text:span><text:span text:style-name="T16">اصلاح و اِفساد ، یکی از زوج های متضادی است که به طور مکرر در قرآن آمده است </text:span><text:span text:style-name="T3">.</text:span></text:p>
      <text:p text:style-name="P48"/>
      <text:p text:style-name="P49"/>
      <text:p text:style-name="P16"><text:span text:style-name="T11">2. </text:span><text:span text:style-name="T2">مبدا انقلاب اسلامی ایران از چه تاریخی و تحت تاثیر چه عواملی بود؟</text:span></text:p>
      <text:p text:style-name="P19"/>
      <text:p text:style-name="P38">امام خمینی قیام 15 خرداد 1342 خورشیدی را منشأ، مبدأ و نقطه آغازین انقلاب عنوان کردند، زیرا این خیزش تاریخی، شروع رویارویی نهضت اسلامی در برابر حکومت استبدادی پهلوی بود و بستری مناسب را برای شکل گیری مبانی فکری ، سیاسی، اجتماعی انقلاب اسلامی فراهم آورد.</text:p>
      <text:p text:style-name="P38"/>
      <text:p text:style-name="P39">تحت تاثیر استبداد شاه و ماموران وی بود. ایشان امام را دستگیر کردند و باعث ایجاد یک قیام مردمی شدند و این خشم از عوامل موثر پایه گذرای این انقلاب بود.</text:p>
      <text:p text:style-name="P39"/>
      <text:p text:style-name="P16"><text:span text:style-name="T11">3. </text:span><text:span text:style-name="T2">الگوی ترقی را کاملا توضیح دهید.</text:span></text:p>
      <text:p text:style-name="P23"/>
      <text:p text:style-name="P41">الگوی ترقی مبنای بسیاری از تغییرات اجتماعی گردید . بر اساس این دیدگاه چون ترقی مقوله ای است که در غرب روی داده برای رسیدن به آن می باید مبانی معرفت شناسی غرب را که اساس آن سکولاریسم است پذیرفت و به نفی سنت های دینی پرداخت اما ترقی که با گرایش به غرب آغاز میشد غیر از غرب زدگی به معنای غربی شدن بود . در این بینش از الگوهای غربی برای متحول نمودن جامعه ایران و خارج شدن از عقب ماندگی نبود . الگوی ترقی در اواخر عصر قاجاریه در قالب مشروطه غرب گرا مطرح شد که در چالش با مشروطه مشروعه قرار گرفت .</text:p>
      <text:p text:style-name="P19"/>
      <text:p text:style-name="P19"/>
      <text:p text:style-name="P20"/>
      <text:p text:style-name="P31"><text:span text:style-name="T5">4</text:span><text:span text:style-name="T9">.</text:span><text:span text:style-name="T8">مراحل تکامل الگوی تعالی را توضیح دهید.</text:span></text:p>
      <text:p text:style-name="P23"/>
      <text:p text:style-name="P57">یکی از نقاط عطف و آغازین بیداری اسلامی در ایران معاصر که به شکل گیری و تکامل الگوی تعالی انجامید ، جنگ های ایران و روس در دوران قاجار بود . الگوی تعالی با قیام تنباکو و جنبش عدالت خانه که به انقلاب مشروطه انجامید روند تکاملی خود را در عصر قاجاریه طی نمود در عصر پهلوی نیز این الگو در چالش با ترقی خواهی غربی در قالب جنبش های مختلف بروز کرد تا اینکه در دهه های 40 و 50 شمسی با مطرح شدن موضوع حکومت اسلامی وارد مرحله تازه ای گردید که در نهایت به شکل گیری انقلاب اسلامی انجامید .</text:p>
      <text:p text:style-name="P57"/>
      <text:p text:style-name="P17"><text:span text:style-name="T11">5.</text:span><text:span text:style-name="T2">جریانهای مخالف پهلوی در آستانه انقلاب را توضیح دهید.</text:span></text:p>
      <text:p text:style-name="P26"/>
      <text:p text:style-name="P32"><text:span text:style-name="T2">در </text:span><text:span text:style-name="T12">استانه ی انقلاب تعدادی از حزب های متفرقه شکل گرفت که همگی ان ها جریانی مخالف حکومت پهلوی شکل داند. زیر از جمله حزب های ایجاد شده است</text:span></text:p>
      <text:h text:style-name="P3" text:outline-level="3"><text:bookmark text:name="جبهه_ملی_و_نهضت_آزادی"/>جبهه ملی و نهضت آزادی</text:h>
      <text:h text:style-name="P3" text:outline-level="3"><text:bookmark text:name="اسلام_گرایان_سوسیالیست"/>اسلام گرایان سوسیالیست</text:h>
      <text:h text:style-name="P3" text:outline-level="3"><text:bookmark text:name="روحانیون_مخالف"/>روحانیون مخالف</text:h>
      <text:h text:style-name="P3" text:outline-level="3"><text:bookmark text:name="فدائیان_اسلام_و_هیئت‌های_مؤتلفه"/>فدائیان اسلام و هیئت‌های مؤتلفه</text:h>
      <text:h text:style-name="P4" text:outline-level="3"><text:bookmark text:name="حزب_توده_ایران"/>حزب توده ایران</text:h>
      <text:h text:style-name="P4" text:outline-level="3"><text:bookmark text:name="سازمانهای_چریکی"/>سازمانهای چریکی</text:h>
      <text:h text:style-name="P5" text:outline-level="3"/>
      <text:p text:style-name="P20"/>
      <text:p text:style-name="P16"><text:span text:style-name="T11">6.</text:span><text:span text:style-name="T2">مراحل شکل گیری انقلاب اسلامی ایران را مختصرا توضیح دهید.</text:span></text:p>
      <text:p text:style-name="P23"><text:soft-page-break/></text:p>
      <text:p text:style-name="P58"><text:span text:style-name="T4">مرحله اول</text:span><text:span text:style-name="T54">)</text:span><text:span text:style-name="T4">انقلاب اسلامی</text:span></text:p>
      <text:p text:style-name="P59"><text:span text:style-name="T49">* </text:span><text:span text:style-name="T56">ما ملت مسلمانى هستيم</text:span><text:span text:style-name="T53">. </text:span><text:span text:style-name="T56">اين ملت، با اراده‏ى راسخ عمومى توانسته است يك نظام مطابق با ايمان و اعتقاد خود را در اين كشور سر كار بياورد</text:span></text:p>
      <text:p text:style-name="P58"><text:span text:style-name="T4">مرحله دوّم</text:span><text:span text:style-name="T54">)</text:span><text:span text:style-name="T4">تشکیل نظام اسلامی</text:span></text:p>
      <text:p text:style-name="P59"><text:span text:style-name="T50">* </text:span><text:span text:style-name="T56">انقلاب كه تحقّق پيدا كرد، بلافاصله بعد از آن، تحقّق </text:span><text:span text:style-name="T57">نظام اسلامى</text:span><text:span text:style-name="T16"> </text:span><text:span text:style-name="T56">است</text:span><text:span text:style-name="T53">. </text:span><text:span text:style-name="T56">نظام اسلامى، يعنى طرح مهندسى و شكل كلّى اسلامى را در جايى پياده كردن</text:span></text:p>
      <text:p text:style-name="P58"><text:span text:style-name="T4">مرحله سوّم</text:span><text:span text:style-name="T54">)</text:span><text:span text:style-name="T4">تشکیل دولت اسلامی</text:span></text:p>
      <text:p text:style-name="P59"><text:span text:style-name="T50">* </text:span><text:span text:style-name="T57">اين مرحله سوم است</text:span><text:span text:style-name="T16"> </text:span><text:span text:style-name="T56">كه از آن تعبير به ايجاد دولت اسلامى</text:span><text:span text:style-name="T16"> </text:span><text:span text:style-name="T56">مى</text:span><text:span text:style-name="T53">­ </text:span><text:span text:style-name="T56">كنيم</text:span><text:span text:style-name="T53">. </text:span><text:span text:style-name="T56">نظام اسلامى قبلاً آمده، اكنون </text:span><text:span text:style-name="T57">دولت بايد اسلامى شود</text:span><text:span text:style-name="T53">. </text:span><text:span text:style-name="T56">دولت به معناى عام، نه به معناى هيأت وزرا؛ يعنى قواى سه‌گانه، مسؤولان كشور، رهبرى و همه</text:span></text:p>
      <text:p text:style-name="P58"><text:span text:style-name="T4">مرحله چهارم</text:span><text:span text:style-name="T54">)</text:span><text:span text:style-name="T4">تشکیل کشور اسلامی</text:span></text:p>
      <text:p text:style-name="P59"><text:span text:style-name="T7">· </text:span><text:span text:style-name="T56">مرحله‌ى چهارم</text:span><text:span text:style-name="T53">- </text:span><text:span text:style-name="T56">كه بعد از اين است</text:span><text:span text:style-name="T54">- </text:span><text:span text:style-name="T57">كشورِ اسلامى</text:span><text:span text:style-name="T16"> </text:span><text:span text:style-name="T57">است</text:span><text:span text:style-name="T54">. </text:span><text:span text:style-name="T56">اگر دولت به معناى واقعى كلمه اسلامى شد، آن‌گاه كشور به معناى واقعى كلمه اسلامى خواهد شد؛ </text:span><text:span text:style-name="T57">عدالت</text:span><text:span text:style-name="T56"> مستقر خواهد شد؛ </text:span><text:span text:style-name="T57">تبعيض</text:span><text:span text:style-name="T56"> از بين خواهد رفت؛ </text:span><text:span text:style-name="T57">فقر</text:span><text:span text:style-name="T56"> به</text:span><text:span text:style-name="T53">­</text:span><text:span text:style-name="T56">تدريج ريشه‌كن مى‌شود؛ </text:span><text:span text:style-name="T57">عزّت</text:span><text:span text:style-name="T56"> حقيقى براى مردم به وجود مى‌آيد؛ </text:span><text:span text:style-name="T57">جايگاهش در روابط بين‌الملل </text:span><text:span text:style-name="T56">ارتقاء پيدا مى‌كند؛ اين مى‌شود كشور اسلامى</text:span></text:p>
      <text:p text:style-name="P58"><text:span text:style-name="T4">مرحله پنجم</text:span><text:span text:style-name="T54">)</text:span><text:span text:style-name="T4">تشکیل دنیای</text:span><text:span text:style-name="T54">(</text:span><text:span text:style-name="T4">امّت، تمدن</text:span><text:span text:style-name="T54">) </text:span><text:span text:style-name="T4">اسلامی</text:span></text:p>
      <text:p text:style-name="P60"><text:span text:style-name="T2">v </text:span><text:span text:style-name="T55">از اين مرحله كه عبور كنيم، بعد از آن، دنياى اسلامى است</text:span><text:span text:style-name="T52">.</text:span><text:span text:style-name="T55">از كشور اسلامى مى‌شود دنياى اسلامى درست كرد</text:span><text:span text:style-name="T52">.</text:span><text:span text:style-name="T55">الگو كه درست شد، نظايرش در دنيا به وجود مى‌آيد</text:span></text:p>
      <text:p text:style-name="P33"/>
      <text:p text:style-name="P20"/>
      <text:p text:style-name="P16"><text:span text:style-name="T11">7. </text:span><text:span text:style-name="T2">علت و مبنای انقلاب اسلامی ایران را تشریح کنید.</text:span></text:p>
      <text:p text:style-name="P24"/>
      <text:p text:style-name="P21">مبنا ی انقلاب اسلامی:</text:p>
      <text:p text:style-name="P2"><text:span text:style-name="Strong_20_Emphasis"><text:span text:style-name="T45">1- </text:span></text:span><text:span text:style-name="Strong_20_Emphasis"><text:span text:style-name="T65">تمسک به اسلام ناب محمدی؛</text:span></text:span><text:span text:style-name="T45">مرور جریان های سیاسی و اجتماعی دهه اول انقلاب نشان می‌دهد که گروه های سیاسی بسیاری در کشور و بخصوص دانشگاه ها فعال بودند و هر کدام سعی داشتند با اتکا به نظریه پردازی های اجتماعی و سیاسی غالباً بر ساخته اندیشمندان نظام سلطه، مسیر انقلاب را در جهت عقاید خود هموار سازند.</text:span></text:p>
      <text:p text:style-name="P22"/>
      <text:p text:style-name="P1"><text:span text:style-name="Strong_20_Emphasis"><text:span text:style-name="T46">2- </text:span></text:span><text:span text:style-name="Strong_20_Emphasis"><text:span text:style-name="T66">استقلال و آزادی؛ </text:span></text:span><text:span text:style-name="T46">مرور تاریخ طولانی و پر فراز و نشیب و ملت ایران نشان می‌دهد که از هویت در کنار استقلال جزء جدانشدنی از تاریخ این ملت است.</text:span></text:p>
      <text:p text:style-name="P40"/>
      <text:p text:style-name="P1"><text:span text:style-name="Strong_20_Emphasis"><text:span text:style-name="T46">3- </text:span></text:span><text:span text:style-name="Strong_20_Emphasis"><text:span text:style-name="T66">جمهوریت و مردم سالاری دینی؛</text:span></text:span><text:span text:style-name="T46">اولین ثمره انقلاب اسلامی  تاسیس الگوی حکومتی جمهوری اسلامی و فرو پاشی نظام دیکتاتوری موروثی بود، خواسته ای که می توان گفت مردم ایران از بدو  انقلاب مشروطیت دنبال آن بودند.</text:span></text:p>
      <text:p text:style-name="P1"><text:span text:style-name="Strong_20_Emphasis"><text:span text:style-name="T46">4- </text:span></text:span><text:span text:style-name="Strong_20_Emphasis"><text:span text:style-name="T66">عدالت؛ </text:span></text:span><text:span text:style-name="T46">خواسته ای است که شاید بتوان گفت قدمتی به اندازه خلقت انسان دارد و انسان ها برای رسیدن به یک نظام و جامعه ای که اداره آن بر مبنای عدالت باشد، تحولات اجتماعی را رقم می زنند.</text:span></text:p>
      <text:p text:style-name="P40"/>
      <text:p text:style-name="P1"><text:span text:style-name="Strong_20_Emphasis"><text:span text:style-name="T46">5-</text:span></text:span><text:span text:style-name="Strong_20_Emphasis"><text:span text:style-name="T66">آرمان‌گرایی؛</text:span></text:span><text:span text:style-name="T46"> شاید در نگاه اول این سوال به ذهن خطور کند که تمامی موارد ذکر شده  جزء آرمان ها و اصول انقلاب بوده است، اما نگاهی به بیان رهبر معظم انقلاب نشان می ‌دهد که وقتی آرمان گرایی در روح و جان جوانان و شهروندان جریان داشته باشد، همواره پای اهداف خود خواهند ایستاد و آمادگی فداکاری برای خواسته‌ های خود را دارند. </text:span></text:p>
      <text:p text:style-name="P22"/>
      <text:p text:style-name="P1"><text:span text:style-name="Strong_20_Emphasis"><text:span text:style-name="T46">6- </text:span></text:span><text:span text:style-name="Strong_20_Emphasis"><text:span text:style-name="T66">عقلانیت؛</text:span></text:span><text:span text:style-name="T46">یکی از اصولی که تا به امروز توانسته است در گذرگاه های خطرناک، انقلاب اسلامی را از انحراف مصون داشته وجه تمایز با دیگر حکومت های منطقه کند و آن را در مسیر خود نگه دارد، شجاعت خودباوری و عقلانیت است.</text:span></text:p>
      <text:p text:style-name="P1"><text:span text:style-name="T46"/></text:p>
      <text:p text:style-name="P1"><text:span text:style-name="Strong_20_Emphasis"><text:span text:style-name="T46">7-</text:span></text:span><text:span text:style-name="Strong_20_Emphasis"><text:span text:style-name="T67"> </text:span></text:span><text:span text:style-name="Strong_20_Emphasis"><text:span text:style-name="T66">انقلابی‌گری؛</text:span></text:span><text:span text:style-name="T46"> آن چیزی که تا به امروز پایه‌های موفقیت در انقلاب اسلامی را تضمین کرده است، روحیه انقلابی و عمل انقلابی است.</text:span></text:p>
      <text:p text:style-name="P1"><text:span text:style-name="T46"/></text:p>
      <text:p text:style-name="P1"><text:span text:style-name="Strong_20_Emphasis"><text:span text:style-name="T46">8- </text:span></text:span><text:span text:style-name="Strong_20_Emphasis"><text:span text:style-name="T66">نفی سلطه و استکبار ستیزی؛</text:span></text:span><text:span text:style-name="T46"> این شعار و اصل نه تنها چنبره نامبارک سلطه و استثمار را پس از دوران طولانی از ایران اسلامی گسست، بلکه به جرأت می توان گفت که یکی از دلایل قدرت نرم منطقه ای و جهانی ایران انقلابی در بین ملت های جهان به خاطر عدم پذیرش سلطه و مبارزه همیشگی با نظام استکباری است. </text:span></text:p>
      <text:p text:style-name="P1"><text:span text:style-name="T46"/></text:p>
      <text:p text:style-name="P1"><text:span text:style-name="Strong_20_Emphasis"><text:span text:style-name="T46">9- </text:span></text:span><text:span text:style-name="Strong_20_Emphasis"><text:span text:style-name="T66">وحدت ملی و انسجام اسلامی؛ </text:span></text:span><text:span text:style-name="T46">تحقق مردم سالاری دینی در سایه وحدت و همدلی در کشور شکل گرفت. </text:span></text:p>
      <text:p text:style-name="P1"><text:span text:style-name="T46"/></text:p>
      <text:p text:style-name="P1"><text:span text:style-name="Strong_20_Emphasis"><text:span text:style-name="T46">10- </text:span></text:span><text:span text:style-name="Strong_20_Emphasis"><text:span text:style-name="T66">صراحت و صداقت</text:span></text:span><text:span text:style-name="Strong_20_Emphasis"><text:span text:style-name="T48">؛</text:span></text:span><text:span text:style-name="Strong_20_Emphasis"><text:span text:style-name="T46">«</text:span></text:span><text:span text:style-name="Strong_20_Emphasis"><text:span text:style-name="T48">امام دارای صراحت بود صراحت در بیان</text:span></text:span><text:span text:style-name="Strong_20_Emphasis"><text:span text:style-name="T46">. </text:span></text:span><text:span text:style-name="Strong_20_Emphasis"><text:span text:style-name="T48">امام دارای صداقت بود، با صداقت حرف می‌زد؛ همه مخاطبان امام صداقت را در گفته او احساس می‌کردند</text:span></text:span><text:span text:style-name="Strong_20_Emphasis"><text:span text:style-name="T46">.</text:span></text:span></text:p>
      <text:p text:style-name="P1"><text:span text:style-name="Strong_20_Emphasis"><text:span text:style-name="T46"/></text:span></text:p>
      <text:p text:style-name="P1"><text:span text:style-name="Strong_20_Emphasis"><text:span text:style-name="T46">11-</text:span></text:span><text:span text:style-name="Strong_20_Emphasis"><text:span text:style-name="T67"> </text:span></text:span><text:span text:style-name="Strong_20_Emphasis"><text:span text:style-name="T66">ایستادگی و مقاومت</text:span></text:span><text:span text:style-name="Strong_20_Emphasis"><text:span text:style-name="T48">؛</text:span></text:span><text:span text:style-name="Strong_20_Emphasis"><text:span text:style-name="T46"> </text:span></text:span><text:span text:style-name="Strong_20_Emphasis"><text:span text:style-name="T47">یکی از ویژگی‌های بارز حضرت امام </text:span></text:span><text:span text:style-name="Strong_20_Emphasis"><text:span text:style-name="T46">(</text:span></text:span><text:span text:style-name="Strong_20_Emphasis"><text:span text:style-name="T47">ره</text:span></text:span><text:span text:style-name="Strong_20_Emphasis"><text:span text:style-name="T46">) </text:span></text:span><text:span text:style-name="Strong_20_Emphasis"><text:span text:style-name="T47">و رهبر معظم انقلاب، مرعوب نشدن در برابر قدرت‌های بزرگ است</text:span></text:span><text:span text:style-name="Strong_20_Emphasis"><text:span text:style-name="T46">.</text:span></text:span></text:p>
      <text:p text:style-name="P1"><text:span text:style-name="Strong_20_Emphasis"><text:span text:style-name="T46"/></text:span></text:p>
      <text:p text:style-name="P1"><text:span text:style-name="Strong_20_Emphasis"><text:span text:style-name="T46">12-</text:span></text:span><text:span text:style-name="Strong_20_Emphasis"><text:span text:style-name="T66">حساس بودن به سرنوشت مسلمانان</text:span></text:span><text:span text:style-name="Strong_20_Emphasis"><text:span text:style-name="T48">؛</text:span></text:span><text:span text:style-name="Strong_20_Emphasis"><text:span text:style-name="T46"> </text:span></text:span><text:span text:style-name="Strong_20_Emphasis"><text:span text:style-name="T47">حرکت به سوی تمدن نوین اسلامی و احیای عظمت و شکوه علمی و مهارت جهانی امت اسلامی، نیازمند همسوسازی نخبگان جهانی جهان اسلام و به تبع آن امت اسلامی برای نزدیکی به همدیگر و افزایش همگرایی بین دولت های اسلامی است که این امر نیازمند توجه به همه مسلمانان و پیگیری مشکلات کشورهای اسلامی است</text:span></text:span><text:span text:style-name="Strong_20_Emphasis"><text:span text:style-name="T46">. </text:span></text:span></text:p>
      <text:p text:style-name="P1"><text:soft-page-break/><text:span text:style-name="Strong_20_Emphasis"><text:span text:style-name="T46">13- </text:span></text:span><text:span text:style-name="Strong_20_Emphasis"><text:span text:style-name="T66">اعتماد و امید به آینده؛</text:span></text:span><text:span text:style-name="Strong_20_Emphasis"><text:span text:style-name="T47">امید به آینده یکی از نکات کلیدی در دیدارهای رهبر معظم انقلاب با جوانان و سایر اقشار و گروه های مختلف مردم می باشد، این موضوع به خصوص در این برهه از زمان که کشور با جنگ نرم و عملیات روانی دشمن روبرو است، از اهمیت مضاعفی برخوردار می باشد</text:span></text:span><text:span text:style-name="Strong_20_Emphasis"><text:span text:style-name="T46">.</text:span></text:span></text:p>
      <text:p text:style-name="P1"><text:span text:style-name="Strong_20_Emphasis"><text:span text:style-name="T46"/></text:span></text:p>
      <text:p text:style-name="P1"><text:span text:style-name="Strong_20_Emphasis"><text:span text:style-name="T46">14- </text:span></text:span><text:span text:style-name="Strong_20_Emphasis"><text:span text:style-name="T66">پایبندی به شعارهای انقلاب</text:span></text:span><text:span text:style-name="Strong_20_Emphasis"><text:span text:style-name="T48">؛</text:span></text:span><text:span text:style-name="Strong_20_Emphasis"><text:span text:style-name="T46"> </text:span></text:span><text:span text:style-name="Strong_20_Emphasis"><text:span text:style-name="T47">حفظ اصول و اعتقاد به ادامه آنها در انقلاب اسلامی یکی از بنیان های مهم پیشرفت در آرمان ها در کنار پایبندی به اصول اولیه است</text:span></text:span><text:span text:style-name="Strong_20_Emphasis"><text:span text:style-name="T46">.</text:span></text:span></text:p>
      <text:p text:style-name="P27"/>
      <text:p text:style-name="P27"/>
      <text:p text:style-name="P27"/>
      <text:p text:style-name="P27"/>
      <text:p text:style-name="P29">8. علت و مبنای انقلاب اسلامی چیست ؟</text:p>
      <text:p text:style-name="P29"/>
      <text:p text:style-name="P34"><text:span text:style-name="T93"><text:tab/></text:span><text:span text:style-name="T94">1.عوامل فرهنگی : </text:span><text:span text:style-name="T75">اسلام ستیزی شاه که در قالب ترویج باستان</text:span><text:span text:style-name="T76"> </text:span><text:span text:style-name="T75">گرایی افراطی، گسترش فرهنگ منحط غربی در قالب</text:span><text:span text:style-name="T76"> </text:span><text:span text:style-name="T75">هایی چون مراسم</text:span><text:span text:style-name="T76"> </text:span><text:span text:style-name="T75">و مراکز فرهنگی مانند سینماها برگزاری مراسمی مانند جشن هنر شیراز بیشترین تاثیر را در به جوش‌ آمدن احساسات دینی مردم ایران در روی آوردن به انقلاب داشت.این باعث شده بود که مردم در آن دوره از نظر فرهنگی با حکومت شاه مخالف باشند</text:span></text:p>
      <text:p text:style-name="P34"><text:span text:style-name="T75"/></text:p>
      <text:p text:style-name="P35"><text:span text:style-name="T75"><text:tab/></text:span><text:span text:style-name="T94">2.عوامل اقتصادی:</text:span><text:span text:style-name="T96"> </text:span><text:span text:style-name="T99">در دوران شاه همه ی قدرت در درست شاه بود و همچنین نفت ایران به جیب کشور های خارجی میرفت . </text:span><text:span text:style-name="T100">همچنین انقلاب سفید باعث شده بود پول زیادی دست عده خاصی از مردم باشد </text:span><text:span text:style-name="T99">. </text:span><text:span text:style-name="T100">به علاوه </text:span><text:span text:style-name="T99">ولخرجی های شاه و مهمانی <text:s/>این باعث شده </text:span><text:span text:style-name="T100">بود که مردم در آن دوره از شاه دلخور باشند و علاقه مند به تصمیمات امام خمینی باشند.</text:span></text:p>
      <text:p text:style-name="P35"><text:span text:style-name="T100"/></text:p>
      <text:p text:style-name="P36"><text:span text:style-name="T98"><text:tab/></text:span><text:span text:style-name="T97"> </text:span><text:span text:style-name="T94"><text:s/></text:span><text:span text:style-name="T95">3.عوامل روانشاختی : </text:span><text:span text:style-name="T101">شاه ایران به دلیل تربیت و محیطی خانوادگی اش ار تکبر بالایی برخوردار بود و توهم این را داشت که مورد حمایت خاص خداوند است. این باعث شده بود که به حرف دیگران گوش ندهد و به مسر به انجام دادن کارهاییکه فکر میکرد درست هستند باشد. این باعث از نارضایتی وی در بین مردم شده بود</text:span></text:p>
      <text:p text:style-name="P36"><text:span text:style-name="T101"/></text:p>
      <text:p text:style-name="P34"><text:span text:style-name="T93"><text:tab/></text:span><text:span text:style-name="T95">4. عوامل سیاسی‌ : </text:span><text:span text:style-name="T101"><text:s/>در آن زمان </text:span><text:span text:style-name="T81">قوه مقننه دست نشانده قوه مجریه و خود قوه مجریه و نیز با نخست وزیرانی مطیع، آلت دست شاه میشود و قوه قضاییه هم در آن رژیم معمولا محلی از اعراب نداشت</text:span><text:span text:style-name="T82">.</text:span></text:p>
      <text:p text:style-name="P34"><text:span text:style-name="T82"/></text:p>
      <text:p text:style-name="P34"><text:span text:style-name="T77"><text:tab/></text:span><text:span text:style-name="T79">5.عوامل احتماعی : </text:span><text:span text:style-name="T78">عدم هماهنگی میان قشر های مختلف جامعه و فرقه فرقه بودن باعث خراب شدن صورت جامعه بود و مردم نمی دانستند که جامعه به کدام سمت میرود. ان سردرگمی باعث اختشاشات میشد.</text:span></text:p>
      <text:p text:style-name="P28"/>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text:soft-page-break/><text:span text:style-name="T14">9</text:span><text:span text:style-name="T11">. </text:span><text:span text:style-name="T2">دستاوردهای انقلاب اسلامی را توضیح دهید.</text:span></text:p>
      <text:h text:style-name="P6" text:outline-level="3"><text:span text:style-name="T2">1- </text:span><text:span text:style-name="T15">دستاوردهای سیاسی</text:span></text:h>
      <text:h text:style-name="P8" text:outline-level="4"><text:span text:style-name="T3">1-1- </text:span><text:span text:style-name="T16">سرنگونی نظام دیکتاتوری و جایگزینی نظام مردم سالاری دینی</text:span></text:h>
      <text:h text:style-name="P9" text:outline-level="4"><text:span text:style-name="T33">1-2- </text:span><text:span text:style-name="T34">افزایش بینش سیاسی مردم</text:span><text:tab/><text:tab/><text:line-break/><text:span text:style-name="T33">1-3- </text:span><text:span text:style-name="T34">آزادی و مشارک سیاسی مردم</text:span></text:h>
      <text:h text:style-name="P8" text:outline-level="4"><text:span text:style-name="T3">1-4- </text:span><text:span text:style-name="T16">استقلال در سیاست خارجی</text:span></text:h>
      <text:h text:style-name="P8" text:outline-level="4"><text:span text:style-name="T3">1-5- </text:span><text:span text:style-name="T16">شکل گیری جریان ها و گروه های سیاسی در جهان</text:span></text:h>
      <text:h text:style-name="P9" text:outline-level="4"><text:span text:style-name="T33">1-6- </text:span><text:span text:style-name="T34">تغییر راهبرد قدرت های بزرگ</text:span></text:h>
      <text:h text:style-name="P6" text:outline-level="3"><text:span text:style-name="T2">2- </text:span><text:span text:style-name="T15">دستاوردهای اقتصادی</text:span></text:h>
      <text:h text:style-name="P8" text:outline-level="4"><text:span text:style-name="T3">2-1- </text:span><text:span text:style-name="T16">توسعه و عمران</text:span></text:h>
      <text:h text:style-name="P8" text:outline-level="4"><text:span text:style-name="T3">2-2- </text:span><text:span text:style-name="T16">محصولات کشاورزی</text:span></text:h>
      <text:h text:style-name="P8" text:outline-level="4"><text:span text:style-name="T3">2-3- </text:span><text:span text:style-name="T16">صنعت</text:span></text:h>
      <text:h text:style-name="P8" text:outline-level="4"><text:span text:style-name="T3">2-4- </text:span><text:span text:style-name="T16">بهداشت و درمان</text:span></text:h>
      <text:h text:style-name="P7" text:outline-level="3"><text:span text:style-name="T10">3- </text:span><text:span text:style-name="T58">دستاوردهای</text:span><text:span text:style-name="T16"> </text:span><text:span text:style-name="T58">فرهنگی</text:span></text:h>
      <text:h text:style-name="P8" text:outline-level="4"><text:span text:style-name="T6">3-1- </text:span><text:span text:style-name="T16">نفی مظاهر فرهنگی غرب و اشاعۀ فرهنگ اسلامی</text:span></text:h>
      <text:h text:style-name="P8" text:outline-level="4"><text:span text:style-name="T6">3-2- </text:span><text:span text:style-name="T16">ارتقای جایگاه زن</text:span></text:h>
      <text:h text:style-name="P8" text:outline-level="4"><text:span text:style-name="T6">3-3- </text:span><text:span text:style-name="T16">ایجاد روحیۀ خودباوری</text:span></text:h>
      <text:h text:style-name="P8" text:outline-level="4"><text:span text:style-name="T6">3-4- </text:span><text:span text:style-name="T16">گسترش فرهنگ مردم سالاری دینی</text:span></text:h>
      <text:h text:style-name="P8" text:outline-level="4"><text:span text:style-name="T6">3-5- </text:span><text:span text:style-name="T16">گسترش فرهنگ استقلال خواهی و استکبارستیزی</text:span></text:h>
      <text:h text:style-name="P6" text:outline-level="3"><text:span text:style-name="T13">4- </text:span><text:span text:style-name="T15">دستاوردهای علمی و فناوری</text:span></text:h>
      <text:h text:style-name="P8" text:outline-level="4"><text:span text:style-name="T6">4-1- </text:span><text:span text:style-name="T16">پیشرفت در عرصۀ آموزش و پژوهش</text:span></text:h>
      <text:h text:style-name="P8" text:outline-level="4"><text:span text:style-name="T6">4-2- </text:span><text:span text:style-name="T16">دستیابی به علوم و فناوری های سطح اول جهان</text:span></text:h>
      <text:h text:style-name="P6" text:outline-level="3"><text:span text:style-name="T13">5- </text:span><text:span text:style-name="T15">دستاوردهای نظامی امنیتی</text:span></text:h>
      <text:h text:style-name="P8" text:outline-level="4"><text:span text:style-name="T6">5-1- </text:span><text:span text:style-name="T16">محوریت تأمین منافع ملی و اسلامی</text:span></text:h>
      <text:h text:style-name="P8" text:outline-level="4"><text:span text:style-name="T6">5-2- </text:span><text:span text:style-name="T16">استقلال در فرماندهی</text:span></text:h>
      <text:h text:style-name="P10" text:outline-level="4"><text:span text:style-name="T43">5-3- </text:span><text:span text:style-name="T44">پیشرفت و خودکفایی نسبی در تولید تجهیزات نظامی</text:span></text:h>
      <text:p text:style-name="P28"/>
      <text:p text:style-name="P27"/>
      <text:p text:style-name="P42"><text:span text:style-name="T28">10</text:span><text:span text:style-name="T27">.</text:span><text:span text:style-name="T26">دستاورد های انقلاب اسلامی چیست ؟</text:span></text:p>
      <text:list xml:id="list1886184735" text:style-name="L2">
        <text:list-item>
          <text:p text:style-name="P53"><text:span text:style-name="T30">د</text:span><text:span text:style-name="T29">رداخل کشور</text:span></text:p>
          <text:list>
            <text:list-item>
              <text:p text:style-name="P53"><text:span text:style-name="T29">سرنگونی نظام شاهنشاهی</text:span></text:p>
            </text:list-item>
            <text:list-item>
              <text:p text:style-name="P53"><text:span text:style-name="T29">استقلال سیاسی و عدم دادن امتیاز به قدرت های خارجی</text:span></text:p>
            </text:list-item>
            <text:list-item>
              <text:p text:style-name="P53"><text:span text:style-name="T29">تدوین قانون اساس و تاکید بر مساوات در آن</text:span></text:p>
            </text:list-item>
            <text:list-item>
              <text:p text:style-name="P53"><text:span text:style-name="T29">ایجاد روحیه ی خودباوری در میان جوانان</text:span></text:p>
            </text:list-item>
            <text:list-item>
              <text:p text:style-name="P53"><text:span text:style-name="T29">ایجاد جکومت مبتنی بر مردم سالاری دینی</text:span></text:p>
            </text:list-item>
            <text:list-item>
              <text:p text:style-name="P53"><text:span text:style-name="T29">تحقق حکومت اسلامی </text:span></text:p>
            </text:list-item>
            <text:list-item>
              <text:p text:style-name="P53"><text:span text:style-name="T29">و…</text:span></text:p>
            </text:list-item>
          </text:list>
        </text:list-item>
        <text:list-item>
          <text:p text:style-name="P53"><text:span text:style-name="T29">در خارج از کشور</text:span></text:p>
          <text:list>
            <text:list-item>
              <text:p text:style-name="P53"><text:span text:style-name="T29">احیای خدامحوری در جهان در مقابل انسان محوری</text:span></text:p>
            </text:list-item>
            <text:list-item>
              <text:p text:style-name="P53"><text:soft-page-break/><text:span text:style-name="T29">احیای اسلام بهنوان یک مکتب</text:span></text:p>
            </text:list-item>
            <text:list-item>
              <text:p text:style-name="P53"><text:span text:style-name="T29">گرایش غربی ها به اسلام</text:span></text:p>
            </text:list-item>
            <text:list-item>
              <text:p text:style-name="P53"><text:span text:style-name="T29">ترویج اسلام ناب</text:span></text:p>
            </text:list-item>
            <text:list-item>
              <text:p text:style-name="P53"><text:span text:style-name="T29">تلاش برای اتحاد جامعه اسلامی</text:span></text:p>
            </text:list-item>
            <text:list-item>
              <text:p text:style-name="P53"><text:span text:style-name="T29">مبارزه با ملی گرایی</text:span></text:p>
            </text:list-item>
            <text:list-item>
              <text:p text:style-name="P53"><text:span text:style-name="T29">دامن زدن به اختلافات و بحران های بومی در قدرت های بزرگ</text:span></text:p>
            </text:list-item>
            <text:list-item>
              <text:p text:style-name="P53"><text:span text:style-name="T29">و...</text:span></text:p>
            </text:list-item>
          </text:list>
        </text:list-item>
      </text:list>
      <text:p text:style-name="P46"/>
      <text:p text:style-name="P46"/>
      <text:p text:style-name="P30"/>
      <text:p text:style-name="P30">11. موانع داخلی و خارجی تثبیت انقلاب اسلامی چه بودند؟</text:p>
      <text:list xml:id="list543550065" text:style-name="L4">
        <text:list-item>
          <text:p text:style-name="P50"><text:span text:style-name="T68">داخلی</text:span></text:p>
          <text:list>
            <text:list-item>
              <text:p text:style-name="P50"><text:span text:style-name="T68">نزاع گروه های سیاسی در ابتدای انقلاب برای کسب قدرت</text:span></text:p>
            </text:list-item>
            <text:list-item>
              <text:p text:style-name="P50"><text:span text:style-name="T68">اسیب اقتصادی در اثر جنگ</text:span></text:p>
            </text:list-item>
            <text:list-item>
              <text:p text:style-name="P50"><text:span text:style-name="T68">تحریک اقوام مختلف ایرانی از سوی دشمنان</text:span></text:p>
            </text:list-item>
          </text:list>
        </text:list-item>
        <text:list-item>
          <text:p text:style-name="P50"><text:span text:style-name="T68">خارجی</text:span></text:p>
          <text:list>
            <text:list-item>
              <text:p text:style-name="P50"><text:span text:style-name="T68">حاکمیت سیستم دولت – ملت بر نظام بین الملل</text:span></text:p>
            </text:list-item>
            <text:list-item>
              <text:p text:style-name="P50"><text:span text:style-name="T68">استراتژی مقابله جویانه قدرت های بزرگ </text:span></text:p>
            </text:list-item>
            <text:list-item>
              <text:p text:style-name="P50"><text:span text:style-name="T68">حاکمیت دولت های اقتدارگرا </text:span></text:p>
            </text:list-item>
            <text:list-item>
              <text:p text:style-name="P50"><text:span text:style-name="T68">تبلیغات اعراب بر علیه تشیع</text:span></text:p>
            </text:list-item>
            <text:list-item>
              <text:p text:style-name="P50"><text:span text:style-name="T68">اتهام ایران به عدم رعایت حقوق بشر </text:span></text:p>
            </text:list-item>
            <text:list-item>
              <text:p text:style-name="P50"><text:span text:style-name="T68">سیاست های عربیسم</text:span></text:p>
            </text:list-item>
            <text:list-item>
              <text:p text:style-name="P50"><text:span text:style-name="T68">زمینه های فرهنگی - اجتماعی</text:span></text:p>
            </text:list-item>
          </text:list>
        </text:list-item>
      </text:list>
      <text:p text:style-name="P30"/>
      <text:p text:style-name="P30"><text:span text:style-name="T105"/></text:p>
      <text:p text:style-name="P30"><text:span text:style-name="T106">12</text:span>. چالش های داخلی انقلاب اسلامی را توضیح دهید ؟</text:p>
      <text:p text:style-name="P24"/>
      <text:p text:style-name="P43"><text:span text:style-name="T32">بطور کلی انقلاب اسلامی با چالش های بسیاری مواجه بود زیرا ایده ای نو و مخالف با غربی ها بود . چالش های از جمله چالش های خارجی همان غربی ها و چالش های منطقه ای جنگ های رخ داده و … و نهایتا چالش های داخلی که :</text:span></text:p>
      <text:list xml:id="list1333677053" text:style-name="L6">
        <text:list-item>
          <text:p text:style-name="P54"><text:span text:style-name="T32">ترکیب جمعیت جوان</text:span></text:p>
        </text:list-item>
        <text:list-item>
          <text:p text:style-name="P55"><text:span text:style-name="T31">بحران اشتغال و تروم</text:span></text:p>
        </text:list-item>
        <text:list-item>
          <text:p text:style-name="P55"><text:span text:style-name="T31">بحران سرمایه گذاری</text:span></text:p>
        </text:list-item>
        <text:list-item>
          <text:p text:style-name="P55"><text:span text:style-name="T31">اقتصاد وابسته به نفت </text:span></text:p>
        </text:list-item>
        <text:list-item>
          <text:p text:style-name="P55"><text:span text:style-name="T31">برخورد و تضاد جریانات عمده سساسی</text:span></text:p>
        </text:list-item>
        <text:list-item>
          <text:p text:style-name="P55"><text:span text:style-name="T31">تهاجم فرهنگی</text:span></text:p>
        </text:list-item>
        <text:list-item>
          <text:p text:style-name="P55"><text:span text:style-name="T31">مواد مخدر و ایدز</text:span></text:p>
        </text:list-item>
        <text:list-item>
          <text:p text:style-name="P55"><text:span text:style-name="T31">مهاجرت استعداد ها به خارج از کشور</text:span></text:p>
        </text:list-item>
        <text:list-item>
          <text:p text:style-name="P55"><text:span text:style-name="T31">تبعات ناشی از تنش در روابط ایران و آمریکا</text:span></text:p>
        </text:list-item>
        <text:list-item>
          <text:p text:style-name="P55"><text:span text:style-name="T31">و …</text:span></text:p>
        </text:list-item>
      </text:list>
      <text:p text:style-name="P56"><text:span text:style-name="T31">که این ها در دسته بندی های اقصادی و احتماعی و فرهنگی قرار میگیرد .</text:span></text:p>
      <text:p text:style-name="P56"><text:span text:style-name="T31">هدف از این انقلاب مبارزه با تک تک این مشکلات بوده و هست.</text:span></text:p>
      <text:p text:style-name="P56"><text:span text:style-name="T31"/></text:p>
      <text:p text:style-name="P56"><text:span text:style-name="T31">اجرای دقیق دستور عمل های بیست ساله کشور میتواند آینده ی روشنی را برای حکومت ما رقم بزند.</text:span></text:p>
      <text:p text:style-name="P44"><text:span text:style-name="T25"><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IRANSans" svg:font-family="IRANSans, Arial"/>
    <style:font-face style:name="sans-serif" svg:font-family="sans-serif"/>
    <style:font-face style:name="shabnam" svg:font-family="shabnam"/>
    <style:font-face style:name="FreeSans1" svg:font-family="FreeSans" style:font-family-generic="swiss"/>
    <style:font-face style:name="B Nazanin" svg:font-family="'B Nazanin'" style:font-pitch="variable"/>
    <style:font-face style:name="B Yekan" svg:font-family="'B Yekan'" style:font-pitch="variable"/>
    <style:font-face style:name="Liberation Serif" svg:font-family="'Liberation Serif'" style:font-family-generic="roman" style:font-pitch="variable"/>
    <style:font-face style:name="A Iranian Sans" svg:font-family="'A Iranian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33:05.498999824</meta:creation-date>
    <dc:date>2021-01-26T16:51:15.651270456</dc:date>
    <meta:editing-duration>PT3H1M1S</meta:editing-duration>
    <meta:editing-cycles>3</meta:editing-cycles>
    <meta:generator>LibreOffice/7.0.3.1$Linux_X86_64 LibreOffice_project/00$Build-1</meta:generator>
    <meta:document-statistic meta:table-count="0" meta:image-count="0" meta:object-count="0" meta:page-count="5" meta:paragraph-count="128" meta:word-count="2144" meta:character-count="10467" meta:non-whitespace-character-count="8466"/>
  </office:meta>
</office:document-meta>
</file>